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C00000021C711DDF77ECB02AFD.png" manifest:media-type="image/png"/>
  <manifest:file-entry manifest:full-path="Pictures/1000020100000520000000CA09EE8A9230B2CDF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Mangal2" svg:font-family="Mangal"/>
    <style:font-face style:name="Liberation Mono1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Consolas1" svg:font-family="Consolas" style:font-family-generic="swiss" style:font-pitch="fixed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URW Gothic L2" svg:font-family="'URW Gothic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roman" style:font-pitch="variable"/>
    <style:font-face style:name="Consolas" svg:font-family="Consola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URW Gothic L1" svg:font-family="'URW Gothic L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ffffff" draw:fill="solid" draw:fill-color="#c0504d" draw:textarea-vertical-align="middle" draw:auto-grow-height="false" fo:min-height="1.447cm" fo:min-width="1.442cm" fo:padding-top="0.187cm" fo:padding-bottom="0.187cm" fo:padding-left="0.187cm" fo:padding-right="0.187cm" fo:wrap-option="no-wrap"/>
    </style:style>
    <style:style style:name="gr3" style:family="graphic" style:parent-style-name="standard">
      <style:graphic-properties draw:stroke="solid" svg:stroke-width="0.071cm" svg:stroke-color="#ffffff" draw:fill="solid" draw:fill-color="#9bbb59" draw:textarea-vertical-align="middle" draw:auto-grow-height="false" fo:min-height="1.741cm" fo:min-width="5.751cm" fo:padding-top="0.229cm" fo:padding-bottom="0.229cm" fo:padding-left="0.229cm" fo:padding-right="0.229cm" fo:wrap-option="wrap"/>
    </style:style>
    <style:style style:name="gr4" style:family="graphic" style:parent-style-name="standard">
      <style:graphic-properties draw:stroke="solid" svg:stroke-width="0.071cm" svg:stroke-color="#ffffff" draw:fill="solid" draw:fill-color="#8064a2" draw:textarea-vertical-align="middle" draw:auto-grow-height="false" fo:min-height="1.867cm" fo:min-width="10.143cm" fo:padding-top="0.229cm" fo:padding-bottom="0.229cm" fo:padding-left="0.229cm" fo:padding-right="0.229cm" fo:wrap-option="wrap"/>
    </style:style>
    <style:style style:name="gr5" style:family="graphic" style:parent-style-name="standard">
      <style:graphic-properties draw:stroke="solid" svg:stroke-width="0.071cm" svg:stroke-color="#000000" svg:stroke-opacity="100%" draw:fill="solid" draw:fill-color="#cbcbcb" draw:opacity="90%" draw:textarea-horizontal-align="center" draw:textarea-vertical-align="middle" draw:auto-grow-height="false" draw:auto-grow-width="false" fo:min-height="0.722cm" fo:min-width="7.693cm" fo:padding-top="0.554cm" fo:padding-bottom="0.554cm" fo:padding-left="0.554cm" fo:padding-right="0.554cm" fo:wrap-option="wrap"/>
    </style:style>
    <style:style style:name="gr6" style:family="graphic" style:parent-style-name="standard">
      <style:graphic-properties draw:stroke="solid" svg:stroke-width="0.071cm" svg:stroke-color="#ffffff" svg:stroke-opacity="100%" draw:fill="solid" draw:fill-color="#e0873f" draw:opacity="100%" draw:textarea-horizontal-align="center" draw:textarea-vertical-align="middle" draw:auto-grow-height="false" draw:auto-grow-width="false" fo:min-height="0.244cm" fo:min-width="0.265cm" fo:padding-top="0.874cm" fo:padding-bottom="0.874cm" fo:padding-left="0.79cm" fo:padding-right="0.79cm" fo:wrap-option="wrap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false" draw:auto-grow-width="false" fo:min-height="0.434cm" fo:min-width="1.605cm" fo:padding-top="0.381cm" fo:padding-bottom="0.381cm" fo:padding-left="0.381cm" fo:padding-right="0.381cm" fo:wrap-option="wrap"/>
    </style:style>
    <style:style style:name="gr8" style:family="graphic" style:parent-style-name="standard">
      <style:graphic-properties draw:stroke="solid" svg:stroke-width="0.071cm" svg:stroke-color="#ffffff" svg:stroke-opacity="100%" draw:fill="solid" draw:fill-color="#e79150" draw:opacity="100%" draw:textarea-horizontal-align="center" draw:textarea-vertical-align="middle" draw:auto-grow-height="false" draw:auto-grow-width="false" fo:min-height="0.688cm" fo:min-width="0.712cm" fo:padding-top="0.652cm" fo:padding-bottom="0.652cm" fo:padding-left="0.567cm" fo:padding-right="0.567cm" fo:wrap-option="wrap"/>
    </style:style>
    <style:style style:name="gr9" style:family="graphic" style:parent-style-name="standard">
      <style:graphic-properties draw:stroke="solid" svg:stroke-width="0.071cm" svg:stroke-color="#ffffff" svg:stroke-opacity="100%" draw:fill="solid" draw:fill-color="#ed9b62" draw:opacity="100%" draw:textarea-horizontal-align="center" draw:textarea-vertical-align="middle" draw:auto-grow-height="false" draw:auto-grow-width="false" fo:min-height="0.242cm" fo:min-width="0.266cm" fo:padding-top="0.874cm" fo:padding-bottom="0.874cm" fo:padding-left="0.79cm" fo:padding-right="0.79cm" fo:wrap-option="wrap"/>
    </style:style>
    <style:style style:name="gr10" style:family="graphic" style:parent-style-name="standard">
      <style:graphic-properties draw:stroke="none" draw:fill="none" draw:textarea-horizontal-align="right" draw:textarea-vertical-align="middle" draw:auto-grow-height="false" draw:auto-grow-width="false" fo:min-height="0.433cm" fo:min-width="1.528cm" fo:padding-top="0.381cm" fo:padding-bottom="0.381cm" fo:padding-left="0.381cm" fo:padding-right="0.381cm" fo:wrap-option="wrap"/>
    </style:style>
    <style:style style:name="gr11" style:family="graphic" style:parent-style-name="standard">
      <style:graphic-properties draw:stroke="solid" svg:stroke-width="0.071cm" svg:stroke-color="#ffffff" svg:stroke-opacity="100%" draw:fill="solid" draw:fill-color="#f2a675" draw:opacity="100%" draw:textarea-horizontal-align="center" draw:textarea-vertical-align="middle" draw:auto-grow-height="false" draw:auto-grow-width="false" fo:min-height="0.686cm" fo:min-width="0.712cm" fo:padding-top="0.652cm" fo:padding-bottom="0.652cm" fo:padding-left="0.567cm" fo:padding-right="0.567cm" fo:wrap-option="wrap"/>
    </style:style>
    <style:style style:name="gr12" style:family="graphic" style:parent-style-name="standard">
      <style:graphic-properties draw:stroke="solid" svg:stroke-width="0.071cm" svg:stroke-color="#ffffff" svg:stroke-opacity="100%" draw:fill="solid" draw:fill-color="#f6b189" draw:opacity="100%" draw:textarea-horizontal-align="center" draw:textarea-vertical-align="middle" draw:auto-grow-height="false" draw:auto-grow-width="false" fo:min-height="0.244cm" fo:min-width="0.265cm" fo:padding-top="0.874cm" fo:padding-bottom="0.874cm" fo:padding-left="0.79cm" fo:padding-right="0.79cm" fo:wrap-option="wrap"/>
    </style:style>
    <style:style style:name="gr13" style:family="graphic" style:parent-style-name="standard">
      <style:graphic-properties draw:stroke="solid" svg:stroke-width="0.071cm" svg:stroke-color="#ffffff" svg:stroke-opacity="100%" draw:fill="solid" draw:fill-color="#f9be9e" draw:opacity="100%" draw:textarea-horizontal-align="center" draw:textarea-vertical-align="middle" draw:auto-grow-height="false" draw:auto-grow-width="false" fo:min-height="0.688cm" fo:min-width="0.712cm" fo:padding-top="0.652cm" fo:padding-bottom="0.652cm" fo:padding-left="0.567cm" fo:padding-right="0.567cm" fo:wrap-option="wrap"/>
    </style:style>
    <style:style style:name="gr14" style:family="graphic" style:parent-style-name="standard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33cm" fo:min-width="0.259cm" fo:padding-top="0.874cm" fo:padding-bottom="0.874cm" fo:padding-left="0.79cm" fo:padding-right="0.79cm" fo:wrap-option="wrap"/>
    </style:style>
    <style:style style:name="gr15" style:family="graphic" style:parent-style-name="standard">
      <style:graphic-properties draw:stroke="none" draw:fill="none" draw:textarea-horizontal-align="left" draw:textarea-vertical-align="middle" draw:auto-grow-height="false" draw:auto-grow-width="false" fo:min-height="0.485cm" fo:min-width="1.595cm" fo:padding-top="0.381cm" fo:padding-bottom="0.381cm" fo:padding-left="0.381cm" fo:padding-right="0.381cm" fo:wrap-option="wrap"/>
    </style:style>
    <style:style style:name="gr16" style:family="graphic" style:parent-style-name="standard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774cm" fo:min-width="0.704cm" fo:padding-top="0.652cm" fo:padding-bottom="0.652cm" fo:padding-left="0.567cm" fo:padding-right="0.567cm" fo:wrap-option="wrap"/>
    </style:style>
    <style:style style:name="gr17" style:family="graphic" style:parent-style-name="standard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329cm" fo:min-width="0.258cm" fo:padding-top="0.874cm" fo:padding-bottom="0.874cm" fo:padding-left="0.79cm" fo:padding-right="0.79cm" fo:wrap-option="wrap"/>
    </style:style>
    <style:style style:name="gr18" style:family="graphic" style:parent-style-name="standard">
      <style:graphic-properties draw:stroke="none" draw:fill="none" draw:textarea-horizontal-align="right" draw:textarea-vertical-align="middle" draw:auto-grow-height="false" draw:auto-grow-width="false" fo:min-height="0.485cm" fo:min-width="1.519cm" fo:padding-top="0.381cm" fo:padding-bottom="0.381cm" fo:padding-left="0.381cm" fo:padding-right="0.381cm" fo:wrap-option="wrap"/>
    </style:style>
    <style:style style:name="gr19" style:family="graphic" style:parent-style-name="standard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773cm" fo:min-width="0.704cm" fo:padding-top="0.652cm" fo:padding-bottom="0.652cm" fo:padding-left="0.567cm" fo:padding-right="0.567cm" fo:wrap-option="wrap"/>
    </style:style>
    <style:style style:name="gr20" style:family="graphic" style:parent-style-name="standard">
      <style:graphic-properties draw:stroke="solid" svg:stroke-width="0.071cm" svg:stroke-color="#ffffff" svg:stroke-opacity="100%" draw:fill="solid" draw:fill-color="#00cc33" draw:opacity="100%" draw:textarea-horizontal-align="center" draw:textarea-vertical-align="middle" draw:auto-grow-height="false" draw:auto-grow-width="false" fo:min-height="0.242cm" fo:min-width="0.266cm" fo:padding-top="0.874cm" fo:padding-bottom="0.874cm" fo:padding-left="0.79cm" fo:padding-right="0.79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2" style:family="graphic" style:parent-style-name="standard">
      <style:graphic-properties draw:stroke="solid" svg:stroke-width="0.071cm" svg:stroke-color="#c0504d" svg:stroke-opacity="100%" draw:fill="solid" draw:fill-color="#ffffff" draw:opacity="90%" draw:textarea-horizontal-align="center" draw:textarea-vertical-align="middle" draw:auto-grow-height="false" draw:auto-grow-width="false" fo:min-height="0cm" fo:min-width="2.616cm" fo:padding-top="0.519cm" fo:padding-bottom="7.631cm" fo:padding-left="0.519cm" fo:padding-right="6.445cm" fo:wrap-option="wrap"/>
    </style:style>
    <style:style style:name="gr23" style:family="graphic" style:parent-style-name="standard">
      <style:graphic-properties draw:stroke="none" svg:stroke-width="0.071cm" svg:stroke-color="#ffffff" svg:stroke-opacity="100%" draw:fill="solid" draw:fill-color="#c0504d" draw:opacity="100%" fo:min-height="0cm" fo:min-width="0cm" fo:padding-top="0.16cm" fo:padding-bottom="0.16cm" fo:padding-left="0.285cm" fo:padding-right="0.285cm"/>
    </style:style>
    <style:style style:name="gr24" style:family="graphic" style:parent-style-name="standard">
      <style:graphic-properties draw:stroke="solid" svg:stroke-width="0.071cm" svg:stroke-color="#c0504d" svg:stroke-opacity="100%" draw:fill="solid" draw:fill-color="#ffffff" draw:opacity="90%" draw:textarea-horizontal-align="center" draw:textarea-vertical-align="middle" draw:auto-grow-height="false" draw:auto-grow-width="false" fo:min-height="0.221cm" fo:min-width="2.616cm" fo:padding-top="0.519cm" fo:padding-bottom="4.075cm" fo:padding-left="0.519cm" fo:padding-right="6.445cm" fo:wrap-option="wrap"/>
    </style:style>
    <style:style style:name="gr25" style:family="graphic" style:parent-style-name="standard">
      <style:graphic-properties draw:stroke="solid" svg:stroke-width="0.071cm" svg:stroke-color="#ffffff" svg:stroke-opacity="100%" draw:fill="solid" draw:fill-color="#c0504d" draw:opacity="100%" fo:min-height="0cm" fo:min-width="0cm" fo:padding-top="0.16cm" fo:padding-bottom="0.16cm" fo:padding-left="0.285cm" fo:padding-right="0.285cm"/>
    </style:style>
    <style:style style:name="gr26" style:family="graphic" style:parent-style-name="standard">
      <style:graphic-properties draw:stroke="solid" svg:stroke-width="0.071cm" svg:stroke-color="#c0504d" svg:stroke-opacity="100%" draw:fill="solid" draw:fill-color="#ffffff" draw:opacity="90%" draw:textarea-horizontal-align="center" draw:textarea-vertical-align="middle" draw:auto-grow-height="false" draw:auto-grow-width="false" fo:min-height="1.184cm" fo:min-width="2.616cm" fo:padding-top="0.519cm" fo:padding-bottom="0.519cm" fo:padding-left="0.519cm" fo:padding-right="6.445cm" fo:wrap-option="wrap"/>
    </style:style>
    <style:style style:name="gr27" style:family="graphic" style:parent-style-name="standard" style:list-style-name="L4">
      <style:graphic-properties draw:stroke="none" draw:fill="none" draw:textarea-horizontal-align="left" draw:textarea-vertical-align="middle" draw:auto-grow-height="false" draw:auto-grow-width="false" fo:min-height="1.63cm" fo:min-width="8.514cm" fo:padding-top="0.296cm" fo:padding-bottom="0.296cm" fo:padding-left="0.296cm" fo:padding-right="0.296cm" fo:wrap-option="wrap"/>
    </style:style>
    <style:style style:name="gr28" style:family="graphic" style:parent-style-name="standard" style:list-style-name="L5">
      <style:graphic-properties draw:stroke="none" draw:fill="none" draw:textarea-horizontal-align="left" draw:textarea-vertical-align="middle" draw:auto-grow-height="false" draw:auto-grow-width="false" fo:min-height="1.631cm" fo:min-width="8.514cm" fo:padding-top="0.296cm" fo:padding-bottom="0.296cm" fo:padding-left="0.296cm" fo:padding-right="0.296cm" fo:wrap-option="wrap"/>
    </style:style>
    <style:style style:name="gr29" style:family="graphic" style:parent-style-name="standard" style:list-style-name="L4">
      <style:graphic-properties draw:stroke="none" draw:fill="none" draw:textarea-horizontal-align="left" draw:textarea-vertical-align="middle" draw:auto-grow-height="false" draw:auto-grow-width="false" fo:min-height="1.631cm" fo:min-width="7.57cm" fo:padding-top="0.296cm" fo:padding-bottom="0.296cm" fo:padding-left="0.296cm" fo:padding-right="0.296cm" fo:wrap-option="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2cm" fo:min-width="0.002cm"/>
    </style:style>
    <style:style style:name="pr1" style:family="presentation" style:parent-style-name="Clean-title">
      <style:graphic-properties fo:min-height="3.599cm"/>
    </style:style>
    <style:style style:name="pr2" style:family="presentation" style:parent-style-name="Clean-outline1">
      <style:graphic-properties fo:min-height="10.75cm"/>
    </style:style>
    <style:style style:name="pr3" style:family="presentation" style:parent-style-name="Clean-notes">
      <style:graphic-properties draw:fill-color="#ffffff" fo:min-height="13.364cm"/>
    </style:style>
    <style:style style:name="pr4" style:family="presentation" style:parent-style-name="Clean-title">
      <style:graphic-properties fo:min-height="3.239cm"/>
    </style:style>
    <style:style style:name="pr5" style:family="presentation" style:parent-style-name="Clean-outline1">
      <style:graphic-properties fo:min-height="4.996cm"/>
    </style:style>
    <style:style style:name="pr6" style:family="presentation" style:parent-style-name="Clean-title">
      <style:graphic-properties draw:auto-grow-height="true" fo:min-height="3.239cm"/>
    </style:style>
    <style:style style:name="pr7" style:family="presentation" style:parent-style-name="Clean-title">
      <style:graphic-properties draw:auto-grow-height="true" fo:min-height="3.599cm"/>
    </style:style>
    <style:style style:name="pr8" style:family="presentation" style:parent-style-name="Clean-outline1" style:list-style-name="L7">
      <style:graphic-properties draw:textarea-vertical-align="middle" fo:min-height="10.75cm"/>
    </style:style>
    <style:style style:name="pr9" style:family="presentation" style:parent-style-name="Clean-outline1" style:list-style-name="L7">
      <style:graphic-properties draw:textarea-vertical-align="middle" fo:min-height="10.75cm"/>
    </style:style>
    <style:style style:name="pr10" style:family="presentation" style:parent-style-name="Clean-outline1">
      <style:graphic-properties draw:textarea-vertical-align="middle" fo:min-height="4.996cm"/>
    </style:style>
    <style:style style:name="pr11" style:family="presentation" style:parent-style-name="Clean-title">
      <style:graphic-properties fo:min-height="3.199cm"/>
    </style:style>
    <style:style style:name="pr12" style:family="presentation" style:parent-style-name="Clean-outline1">
      <style:graphic-properties draw:textarea-vertical-align="middle" fo:min-height="10.75cm"/>
    </style:style>
    <style:style style:name="co1" style:family="table-column">
      <style:table-column-properties style:column-width="8.56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ce2" style:family="table-cell">
      <style:text-properties style:font-name="Liberation Sans2" fo:font-size="18pt" style:font-size-asian="18pt" style:font-size-complex="18pt"/>
    </style:style>
    <style:style style:name="ce3" style:family="table-cell">
      <style:text-properties fo:font-size="14pt" style:font-size-asian="18pt" style:font-size-complex="18pt"/>
    </style:style>
    <style:style style:name="ce4" style:family="table-cell">
      <style:text-properties fo:font-size="12pt" style:font-size-asian="14pt" style:font-size-complex="14p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Lucida Console1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solid" draw:fill-color="#c0504d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fo:font-size="18pt" fo:hyphenate="false"/>
    </style:style>
    <style:style style:name="P6" style:family="paragraph">
      <loext:graphic-properties draw:fill="solid" draw:fill-color="#9bbb59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fo:font-size="18pt" fo:hyphenate="false"/>
    </style:style>
    <style:style style:name="P7" style:family="paragraph">
      <loext:graphic-properties draw:fill="solid" draw:fill-color="#8064a2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fo:font-size="18pt" fo:hyphenate="false"/>
    </style:style>
    <style:style style:name="P8" style:family="paragraph">
      <style:paragraph-properties fo:margin-left="0.794cm" fo:margin-right="0cm" fo:margin-top="0cm" fo:margin-bottom="0.212cm" fo:line-height="90%" fo:text-align="center" fo:text-indent="-0.794cm" style:punctuation-wrap="hanging" style:writing-mode="lr-tb">
        <style:tab-stops/>
      </style:paragraph-properties>
    </style:style>
    <style:style style:name="P9" style:family="paragraph">
      <loext:graphic-properties draw:fill="solid" draw:fill-color="#cbcbcb" draw:opacity="9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0" style:family="paragraph">
      <loext:graphic-properties draw:fill="solid" draw:fill-color="#e0873f" draw:opacity="100%"/>
      <style:paragraph-properties style:writing-mode="lr-tb" style:font-independent-line-spacing="true"/>
    </style:style>
    <style:style style:name="P11" style:family="paragraph">
      <loext:graphic-properties draw:fill="none"/>
      <style:paragraph-properties fo:text-align="end" style:writing-mode="lr-tb" style:font-independent-line-spacing="true"/>
    </style:style>
    <style:style style:name="P12" style:family="paragraph">
      <loext:graphic-properties draw:fill="solid" draw:fill-color="#e79150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3" style:family="paragraph">
      <loext:graphic-properties draw:fill="solid" draw:fill-color="#ed9b62" draw:opacity="100%"/>
      <style:paragraph-properties style:writing-mode="lr-tb" style:font-independent-line-spacing="true"/>
    </style:style>
    <style:style style:name="P14" style:family="paragraph">
      <loext:graphic-properties draw:fill="solid" draw:fill-color="#f2a675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5" style:family="paragraph">
      <loext:graphic-properties draw:fill="solid" draw:fill-color="#f6b189" draw:opacity="100%"/>
      <style:paragraph-properties style:writing-mode="lr-tb" style:font-independent-line-spacing="true"/>
    </style:style>
    <style:style style:name="P16" style:family="paragraph">
      <loext:graphic-properties draw:fill="solid" draw:fill-color="#f9be9e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7" style:family="paragraph">
      <loext:graphic-properties draw:fill="solid" draw:fill-color="#9bbb59" draw:opacity="100%"/>
      <style:paragraph-properties style:writing-mode="lr-tb" style:font-independent-line-spacing="true"/>
    </style:style>
    <style:style style:name="P18" style:family="paragraph">
      <loext:graphic-properties draw:fill="none"/>
      <style:paragraph-properties style:writing-mode="lr-tb" style:font-independent-line-spacing="true"/>
    </style:style>
    <style:style style:name="P19" style:family="paragraph">
      <loext:graphic-properties draw:fill="solid" draw:fill-color="#9bbb59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20" style:family="paragraph">
      <loext:graphic-properties draw:fill="solid" draw:fill-color="#00cc33" draw:opacity="100%"/>
      <style:paragraph-properties style:writing-mode="lr-tb" style:font-independent-line-spacing="true"/>
    </style:style>
    <style:style style:name="P21" style:family="paragraph">
      <style:text-properties fo:font-size="18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solid" draw:fill-color="#ffffff" draw:opacity="90%"/>
      <style:paragraph-properties style:writing-mode="lr-tb" style:font-independent-line-spacing="true"/>
    </style:style>
    <style:style style:name="P24" style:family="paragraph">
      <loext:graphic-properties draw:fill="solid" draw:fill-color="#c0504d" draw:opacity="100%"/>
    </style:style>
    <style:style style:name="P25" style:family="paragraph">
      <style:paragraph-properties fo:margin-left="0.794cm" fo:margin-right="0cm" fo:margin-top="0cm" fo:margin-bottom="0.176cm" fo:line-height="90%" fo:text-align="start" fo:text-indent="-0.794cm" style:punctuation-wrap="hanging" style:writing-mode="lr-tb">
        <style:tab-stops/>
      </style:paragraph-properties>
      <style:text-properties fo:font-size="16pt"/>
    </style:style>
    <style:style style:name="P26" style:family="paragraph">
      <loext:graphic-properties draw:fill="none"/>
      <style:paragraph-properties fo:margin-left="0.794cm" fo:margin-right="0cm" fo:margin-top="0cm" fo:margin-bottom="0.176cm" fo:line-height="90%" fo:text-align="start" fo:text-indent="-0.794cm" style:punctuation-wrap="hanging" style:writing-mode="lr-tb" style:font-independent-line-spacing="true">
        <style:tab-stops/>
      </style:paragraph-properties>
      <style:text-properties fo:font-size="16pt" style:font-size-asian="16pt" style:font-size-complex="16pt"/>
    </style:style>
    <style:style style:name="P27" style:family="paragraph">
      <style:paragraph-properties style:text-autospace="none" style:line-break="normal" style:writing-mode="page"/>
      <style:text-properties fo:font-size="18pt" fo:hyphenate="false"/>
    </style:style>
    <style:style style:name="P28" style:family="paragraph">
      <style:text-properties fo:font-size="13pt"/>
    </style:style>
    <style:style style:name="P29" style:family="paragraph">
      <loext:graphic-properties draw:fill="none" draw:fill-color="#ffffff"/>
      <style:text-properties fo:font-size="13pt" style:font-size-asian="13pt" style:font-size-complex="13pt"/>
    </style:style>
    <style:style style:name="P30" style:family="paragraph">
      <style:paragraph-properties fo:margin-left="0cm" fo:margin-right="0cm" fo:margin-top="0.4cm" fo:margin-bottom="0.4cm" fo:text-indent="0cm"/>
    </style:style>
    <style:style style:name="P31" style:family="paragraph">
      <style:paragraph-properties fo:margin-left="0cm" fo:margin-right="0cm" fo:margin-top="0.4cm" fo:margin-bottom="0.4cm" fo:text-indent="0cm"/>
      <style:text-properties fo:font-size="22pt"/>
    </style:style>
    <style:style style:name="P32" style:family="paragraph">
      <style:paragraph-properties fo:margin-top="0cm" fo:margin-bottom="0cm"/>
      <style:text-properties fo:font-size="18pt"/>
    </style:style>
    <style:style style:name="P33" style:family="paragraph">
      <style:paragraph-properties fo:margin-left="2.491cm" fo:margin-right="0cm" fo:text-indent="0cm"/>
      <style:text-properties fo:font-size="16pt" style:font-size-asian="16pt" style:font-size-complex="16pt"/>
    </style:style>
    <style:style style:name="P34" style:family="paragraph">
      <style:paragraph-properties fo:margin-left="1.245cm" fo:margin-right="0cm" fo:text-indent="0cm"/>
      <style:text-properties fo:font-size="16pt" style:font-size-asian="16pt" style:font-size-complex="16pt"/>
    </style:style>
    <style:style style:name="P35" style:family="paragraph">
      <style:text-properties fo:font-size="16pt" style:font-size-asian="16pt" style:font-size-complex="16pt"/>
    </style:style>
    <style:style style:name="P36" style:family="paragraph">
      <style:text-properties style:font-name="Lucida Console1" fo:font-size="16pt" style:font-size-asian="16pt" style:font-size-complex="16pt"/>
    </style:style>
    <style:style style:name="P37" style:family="paragraph">
      <style:paragraph-properties fo:margin-left="1.245cm" fo:margin-right="0cm" fo:text-indent="0cm" style:text-autospace="none"/>
      <style:text-properties fo:font-size="16pt" style:font-size-asian="16pt" style:font-size-complex="16pt"/>
    </style:style>
    <style:style style:name="P38" style:family="paragraph">
      <style:text-properties style:font-name="Liberation Mono1" fo:font-weight="bold" style:font-weight-asian="bold" style:font-weight-complex="bold"/>
    </style:style>
    <style:style style:name="P39" style:family="paragraph">
      <style:paragraph-properties fo:margin-left="1.245cm" fo:margin-right="0cm" fo:text-indent="0cm"/>
    </style:style>
    <style:style style:name="P40" style:family="paragraph">
      <style:paragraph-properties fo:margin-left="1.245cm" fo:margin-right="0cm" fo:text-indent="0cm"/>
      <style:text-properties style:font-name="Lucida Console1" fo:font-size="12pt" style:font-size-asian="12pt" style:font-size-complex="12pt"/>
    </style:style>
    <style:style style:name="P41" style:family="paragraph">
      <style:paragraph-properties fo:margin-left="2.491cm" fo:margin-right="0cm" fo:text-indent="0cm"/>
    </style:style>
    <style:style style:name="P42" style:family="paragraph">
      <style:paragraph-properties fo:margin-left="2.491cm" fo:margin-right="0cm" fo:text-indent="0cm"/>
      <style:text-properties style:font-name="Lucida Console1" fo:font-size="13pt" style:font-size-asian="13pt" style:font-size-complex="13pt"/>
    </style:style>
    <style:style style:name="P43" style:family="paragraph">
      <style:paragraph-properties fo:margin-left="1.245cm" fo:margin-right="0cm" fo:margin-top="0cm" fo:margin-bottom="0.461cm" fo:text-align="start" fo:text-indent="0cm"/>
    </style:style>
    <style:style style:name="P44" style:family="paragraph">
      <style:paragraph-properties fo:margin-left="1.245cm" fo:margin-right="0cm" fo:text-align="start" fo:text-indent="0cm"/>
      <style:text-properties style:font-name="Lucida Console1" fo:font-size="12pt" style:font-size-asian="12pt" style:font-size-complex="12pt"/>
    </style:style>
    <style:style style:name="P45" style:family="paragraph">
      <style:text-properties style:use-window-font-color="tru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ucida Console1"/>
    </style:style>
    <style:style style:name="T3" style:family="text">
      <style:text-properties fo:color="#ff3300" style:font-name="Lucida Console1"/>
    </style:style>
    <style:style style:name="T4" style:family="text">
      <style:text-properties fo:color="#6666ff" style:font-name="Lucida Console1"/>
    </style:style>
    <style:style style:name="T5" style:family="text">
      <style:text-properties fo:color="#3333ff" style:font-name="Lucida Console1"/>
    </style:style>
    <style:style style:name="T6" style:family="text">
      <style:text-properties fo:color="#000000" style:text-line-through-style="none" style:text-line-through-type="none" style:text-position="0% 100%" style:font-name="Calibri1" fo:font-size="31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1pt" style:font-style-asian="normal" style:font-weight-asian="normal" style:font-size-complex="31pt" style:font-style-complex="normal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bold" style:font-name-complex="Mangal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4pt" style:font-size-asian="18pt" style:font-size-complex="18pt"/>
    </style:style>
    <style:style style:name="T11" style:family="text">
      <style:text-properties fo:font-size="12pt" style:font-size-asian="14pt" style:font-size-complex="14pt"/>
    </style:style>
    <style:style style:name="T12" style:family="text">
      <style:text-properties fo:font-size="12pt" fo:font-style="italic" style:font-size-asian="14pt" style:font-style-asian="italic" style:font-size-complex="14pt" style:font-style-complex="italic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ucida Console1" fo:font-size="16pt" style:font-size-asian="16pt" style:font-size-complex="16pt"/>
    </style:style>
    <style:style style:name="T17" style:family="text">
      <style:text-properties style:font-name="Lucida Console1" fo:font-size="16pt" fo:font-style="italic" style:font-size-asian="16pt" style:font-style-asian="italic" style:font-size-complex="16pt" style:font-style-complex="italic"/>
    </style:style>
    <style:style style:name="T18" style:family="text">
      <style:text-properties fo:color="#004586" style:font-name="Lucida Console1" fo:font-size="16pt" style:font-size-asian="16pt" style:font-size-complex="16pt"/>
    </style:style>
    <style:style style:name="T19" style:family="text">
      <style:text-properties fo:color="#0000ff" style:font-name="Lucida Console1" fo:font-size="16pt" style:font-size-asian="16pt" style:font-size-complex="16pt"/>
    </style:style>
    <style:style style:name="T20" style:family="text">
      <style:text-properties style:font-name="Lucida Console1" fo:font-size="16pt" fo:font-style="normal" style:font-size-asian="16pt" style:font-style-asian="normal" style:font-size-complex="16pt" style:font-style-complex="normal"/>
    </style:style>
    <style:style style:name="T21" style:family="text">
      <style:text-properties fo:color="#000000" style:text-outline="false" style:text-line-through-style="none" style:text-line-through-type="none" style:font-name="Lucida Console1" fo:font-size="16pt" fo:text-shadow="none" style:text-underline-style="none" fo:font-weight="normal" style:letter-kerning="true" style:font-name-asian="Consolas1" style:font-size-asian="16pt" style:font-weight-asian="normal" style:font-name-complex="Consolas1" style:font-size-complex="16pt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ucida Console1" fo:font-size="16pt" fo:font-style="italic" fo:text-shadow="none" style:text-underline-style="none" fo:font-weight="normal" style:letter-kerning="true" style:font-name-asian="Consolas1" style:font-size-asian="16pt" style:font-style-asian="italic" style:font-weight-asian="normal" style:font-name-complex="Consola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c0" style:text-outline="false" style:text-line-through-style="none" style:text-line-through-type="none" style:font-name="Lucida Console1" fo:font-size="16pt" fo:font-style="italic" fo:text-shadow="none" style:text-underline-style="none" fo:font-weight="normal" style:letter-kerning="true" style:font-name-asian="Consolas1" style:font-size-asian="16pt" style:font-style-asian="italic" style:font-weight-asian="normal" style:font-name-complex="Consola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Lucida Console1" fo:font-size="16pt" fo:font-style="normal" fo:text-shadow="none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2a00ff" style:text-outline="false" style:text-line-through-style="none" style:text-line-through-type="none" style:font-name="Lucida Console1" fo:font-size="16pt" fo:font-style="normal" fo:text-shadow="none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3333ff" style:text-outline="false" style:text-line-through-style="none" style:text-line-through-type="none" style:font-name="Lucida Console1" fo:font-size="16pt" fo:font-style="normal" fo:text-shadow="none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4586" style:text-outline="false" style:text-line-through-style="none" style:text-line-through-type="none" style:font-name="Lucida Console1" fo:font-size="16pt" fo:font-style="normal" fo:text-shadow="none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330099" style:font-name="Lucida Console1" fo:font-size="16pt" fo:font-style="italic" style:font-size-asian="16pt" style:font-style-asian="italic" style:font-size-complex="16pt" style:font-style-complex="italic"/>
    </style:style>
    <style:style style:name="T29" style:family="text">
      <style:text-properties fo:color="#3333ff" style:font-name="Lucida Console1" fo:font-size="16pt" style:font-size-asian="16pt" style:font-size-complex="16pt"/>
    </style:style>
    <style:style style:name="T30" style:family="text">
      <style:text-properties fo:color="#0000ff" style:text-outline="false" style:text-line-through-style="none" style:text-line-through-type="none" style:font-name="Lucida Console1" fo:font-size="16pt" fo:font-style="normal" fo:text-shadow="none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Mono1" fo:font-weight="bold" style:font-weight-asian="bold" style:font-weight-complex="bold"/>
    </style:style>
    <style:style style:name="T32" style:family="text">
      <style:text-properties style:font-name="Lucida Console1" fo:font-size="12pt" style:font-size-asian="12pt" style:font-size-complex="12pt"/>
    </style:style>
    <style:style style:name="T33" style:family="text">
      <style:text-properties style:font-name="Lucida Console1" fo:font-size="12pt" fo:font-style="italic" style:font-size-asian="12pt" style:font-style-asian="italic" style:font-size-complex="12pt" style:font-style-complex="italic"/>
    </style:style>
    <style:style style:name="T34" style:family="text">
      <style:text-properties style:font-name="Lucida Console1" fo:font-size="13pt" style:font-size-asian="13pt" style:font-size-complex="13pt"/>
    </style:style>
    <style:style style:name="T35" style:family="text">
      <style:text-properties style:font-name="Lucida Console1" fo:font-size="13pt" fo:font-style="italic" style:font-size-asian="13pt" style:font-style-asian="italic" style:font-size-complex="13pt" style:font-style-complex="italic"/>
    </style:style>
    <style:style style:name="T36" style:family="text">
      <style:text-properties style:font-name="Lucida Console1" fo:font-size="13pt" fo:font-style="italic" style:text-underline-style="none" style:font-size-asian="13pt" style:font-style-asian="italic" style:font-size-complex="13pt" style:font-style-complex="italic"/>
    </style:style>
    <style:style style:name="T37" style:family="text">
      <style:text-properties style:use-window-font-color="true" style:text-outline="false" style:text-line-through-style="none" style:text-line-through-type="none" style:font-name="Lucida Console1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font-name="Lucida Console1" fo:font-size="12pt" fo:font-style="italic" fo:text-shadow="none" style:text-underline-style="none" fo:font-weight="normal" style:letter-kerning="true" style:font-name-asian="WenQuanYi Micro Hei" style:font-size-asian="12pt" style:font-style-asian="italic" style:font-weight-asian="normal" style:font-name-complex="Lohit Hindi" style:font-size-complex="1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4586" style:text-outline="false" style:text-line-through-style="none" style:text-line-through-type="none" style:font-name="Lucida Console1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4586" style:text-outline="false" style:text-line-through-style="none" style:text-line-through-type="none" style:font-name="Lucida Console1" fo:font-size="12pt" fo:font-style="italic" fo:text-shadow="none" style:text-underline-style="none" fo:font-weight="normal" style:letter-kerning="true" style:font-name-asian="WenQuanYi Micro Hei" style:font-size-asian="12pt" style:font-style-asian="italic" style:font-weight-asian="normal" style:font-name-complex="Lohit Hindi" style:font-size-complex="1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fo:font-weight="bold" style:font-weight-asian="bold" style:font-weight-complex="bold"/>
    </style:style>
    <style:style style:name="T4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style:use-window-font-color="true" fo:font-size="100%"/>
      </text:list-level-style-bullet>
      <text:list-level-style-bullet text:level="2" text:bullet-char="•">
        <style:list-level-properties text:min-label-width="0.794cm"/>
        <style:text-properties style:use-window-font-color="true" fo:font-size="100%"/>
      </text:list-level-style-bullet>
      <text:list-level-style-bullet text:level="3" text:bullet-char="•">
        <style:list-level-properties text:min-label-width="0.794cm"/>
        <style:text-properties style:use-window-font-color="true" fo:font-size="100%"/>
      </text:list-level-style-bullet>
      <text:list-level-style-bullet text:level="4" text:bullet-char="•">
        <style:list-level-properties text:min-label-width="0.794cm"/>
        <style:text-properties style:use-window-font-color="true" fo:font-size="100%"/>
      </text:list-level-style-bullet>
      <text:list-level-style-bullet text:level="5" text:bullet-char="•">
        <style:list-level-properties text:min-label-width="0.794cm"/>
        <style:text-properties style:use-window-font-color="true" fo:font-size="100%"/>
      </text:list-level-style-bullet>
      <text:list-level-style-bullet text:level="6" text:bullet-char="•">
        <style:list-level-properties text:min-label-width="0.794cm"/>
        <style:text-properties style:use-window-font-color="true" fo:font-size="100%"/>
      </text:list-level-style-bullet>
      <text:list-level-style-bullet text:level="7" text:bullet-char="•">
        <style:list-level-properties text:min-label-width="0.794cm"/>
        <style:text-properties style:use-window-font-color="true" fo:font-size="100%"/>
      </text:list-level-style-bullet>
      <text:list-level-style-bullet text:level="8" text:bullet-char="•">
        <style:list-level-properties text:min-label-width="0.794cm"/>
        <style:text-properties style:use-window-font-color="true" fo:font-size="100%"/>
      </text:list-level-style-bullet>
      <text:list-level-style-bullet text:level="9" text:bullet-char="•">
        <style:list-level-properties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94cm"/>
        <style:text-properties fo:color="#000000" fo:font-size="100%"/>
      </text:list-level-style-bullet>
      <text:list-level-style-bullet text:level="2" text:bullet-char="•">
        <style:list-level-properties text:min-label-width="0.794cm"/>
        <style:text-properties fo:color="#000000" fo:font-size="100%"/>
      </text:list-level-style-bullet>
      <text:list-level-style-bullet text:level="3" text:bullet-char="•">
        <style:list-level-properties text:min-label-width="0.794cm"/>
        <style:text-properties fo:color="#000000" fo:font-size="100%"/>
      </text:list-level-style-bullet>
      <text:list-level-style-bullet text:level="4" text:bullet-char="•">
        <style:list-level-properties text:min-label-width="0.794cm"/>
        <style:text-properties fo:color="#000000" fo:font-size="100%"/>
      </text:list-level-style-bullet>
      <text:list-level-style-bullet text:level="5" text:bullet-char="•">
        <style:list-level-properties text:min-label-width="0.794cm"/>
        <style:text-properties fo:color="#000000" fo:font-size="100%"/>
      </text:list-level-style-bullet>
      <text:list-level-style-bullet text:level="6" text:bullet-char="•">
        <style:list-level-properties text:min-label-width="0.794cm"/>
        <style:text-properties fo:color="#000000" fo:font-size="100%"/>
      </text:list-level-style-bullet>
      <text:list-level-style-bullet text:level="7" text:bullet-char="•">
        <style:list-level-properties text:min-label-width="0.794cm"/>
        <style:text-properties fo:color="#000000" fo:font-size="100%"/>
      </text:list-level-style-bullet>
      <text:list-level-style-bullet text:level="8" text:bullet-char="•">
        <style:list-level-properties text:min-label-width="0.794cm"/>
        <style:text-properties fo:color="#000000" fo:font-size="100%"/>
      </text:list-level-style-bullet>
      <text:list-level-style-bullet text:level="9" text:bullet-char="•">
        <style:list-level-properties text:min-label-width="0.794cm"/>
        <style:text-properties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">
        <office:forms form:automatic-focus="false" form:apply-design-mode="false"/>
        <draw:frame presentation:style-name="pr1" draw:text-style-name="P1" draw:layer="layout" svg:width="26.48cm" svg:height="3.599cm" svg:x="1.72cm" svg:y="0.593cm" presentation:class="title" presentation:user-transformed="true">
          <draw:text-box>
            <text:p><text:span text:style-name="T1"><text:s/></text:span><text:span text:style-name="T1">Providing Protractor <text:s/>to Java / .Net</text:span></text:p>
          </draw:text-box>
        </draw:frame>
        <draw:frame presentation:style-name="pr2" draw:layer="layout" svg:width="25.68cm" svg:height="11cm" svg:x="1.92cm" svg:y="6cm" presentation:class="outline" presentation:user-transformed="true">
          <draw:text-box>
            <text:list text:style-name="L2">
              <text:list-item>
                <text:p>Serguei Kouzmine kouzmine_serguei@yahoo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ean" presentation:presentation-page-layout-name="AL2T14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<text:span text:style-name="T1">Skeleton Angular page</text:span></text:p>
          </draw:text-box>
        </draw:frame>
        <draw:frame presentation:style-name="pr5" draw:text-style-name="P3" draw:layer="layout" svg:width="25.68cm" svg:height="11.4cm" svg:x="1.72cm" svg:y="5.2cm" presentation:class="outline" presentation:user-transformed="true">
          <draw:text-box>
            <text:p><text:span text:style-name="T2">&lt;html ng-app="</text:span><text:span text:style-name="T3">myApp</text:span><text:span text:style-name="T2">"&gt;</text:span></text:p>
            <text:p><text:span text:style-name="T2">...</text:span></text:p>
            <text:p><text:span text:style-name="T2">&lt;body ng-controller="</text:span><text:span text:style-name="T3">myCtrl</text:span><text:span text:style-name="T2">"&gt;</text:span></text:p>
            <text:p><text:span text:style-name="T2"><text:s text:c="2"/></text:span><text:span text:style-name="T2">&lt;select ng-model="</text:span><text:span text:style-name="T3">myChoice</text:span><text:span text:style-name="T2">"&gt;</text:span></text:p>
            <text:p><text:span text:style-name="T2"><text:s text:c="4"/></text:span><text:span text:style-name="T2">&lt;option ng-repeat="</text:span><text:span text:style-name="T3">option in options</text:span><text:span text:style-name="T2">" </text:span></text:p>
            <text:p><text:span text:style-name="T2"><text:s text:c="12"/></text:span><text:span text:style-name="T2">value="</text:span><text:span text:style-name="T4">{{option.value}}</text:span><text:span text:style-name="T2">" </text:span></text:p>
            <text:p><text:span text:style-name="T2"><text:s text:c="12"/></text:span><text:span text:style-name="T2">ng-selected="</text:span><text:span text:style-name="T3">option.value == myChoice</text:span><text:span text:style-name="T2">"&gt;</text:span><text:span text:style-name="T5">{{option.name}}</text:span><text:span text:style-name="T2">&lt;/option&gt;</text:span></text:p>
            <text:p><text:span text:style-name="T2"><text:s text:c="2"/></text:span><text:span text:style-name="T2">&lt;/select&gt;</text:span></text:p>
            <text:p><text:span text:style-name="T2"><text:s text:c="2"/></text:span><text:span text:style-name="T2">&lt;div&gt;Value = </text:span><text:span text:style-name="T5">{{myChoice}}</text:span><text:span text:style-name="T2">&lt;/div&gt;</text:span></text:p>
            <text:p><text:span text:style-name="T2">&lt;/body&gt;</text:span></text:p>
            <text:p><text:span text:style-name="T2">&lt;/html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2T14">
        <office:forms form:automatic-focus="false" form:apply-design-mode="false"/>
        <draw:frame presentation:style-name="pr4" draw:text-style-name="P1" draw:layer="layout" svg:width="26.48cm" svg:height="3.239cm" svg:x="1.72cm" svg:y="0.773cm" presentation:class="title">
          <draw:text-box>
            <text:p><text:span text:style-name="T1">Typical Angular page Script</text:span></text:p>
          </draw:text-box>
        </draw:frame>
        <draw:frame presentation:style-name="pr5" draw:text-style-name="P3" draw:layer="layout" svg:width="25.68cm" svg:height="13.4cm" svg:x="2.12cm" svg:y="5.7cm" presentation:class="outline" presentation:user-transformed="true">
          <draw:text-box>
            <text:p><text:span text:style-name="T2">&lt;!DOCTYPE html&gt;</text:span></text:p>
            <text:p><text:span text:style-name="T2">&lt;head&gt;</text:span></text:p>
            <text:p><text:span text:style-name="T2">&lt;script src="https://ajax.googleapis.com/ajax/libs/angularjs/1.2.13/angular.js"&gt;&lt;/script&gt;</text:span></text:p>
            <text:p><text:span text:style-name="T2">&lt;script type='text/javascript'&gt;</text:span></text:p>
            <text:p><text:span text:style-name="T5">var app = angular.module('myApp', []);</text:span></text:p>
            <text:p><text:span text:style-name="T5">app.controller('myCtrl', function($scope) {</text:span></text:p>
            <text:p><text:span text:style-name="T5"><text:s text:c="2"/></text:span><text:span text:style-name="T5">$scope.myChoice = 1;</text:span></text:p>
            <text:p><text:span text:style-name="T5"><text:s text:c="2"/></text:span><text:span text:style-name="T5">$scope.options = [</text:span></text:p>
            <text:p><text:span text:style-name="T5"><text:s text:c="4"/></text:span><text:span text:style-name="T5">{ name: 'one', value: 1},</text:span></text:p>
            <text:p><text:span text:style-name="T5"><text:s text:c="4"/></text:span><text:span text:style-name="T5">{ name: 'two', value: 2},</text:span></text:p>
            <text:p><text:span text:style-name="T5">}); <text:s/></text:span></text:p>
            <text:p><text:span text:style-name="T2">&lt;/script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3T15">
        <office:forms form:automatic-focus="false" form:apply-design-mode="false"/>
        <draw:frame presentation:style-name="pr6" draw:text-style-name="P1" draw:layer="layout" svg:width="26.48cm" svg:height="3.239cm" svg:x="1.72cm" svg:y="0.773cm" presentation:class="title">
          <draw:text-box>
            <text:p><text:span text:style-name="T1">Integration with QA / CI</text:span></text:p>
          </draw:text-box>
        </draw:frame>
        <draw:frame presentation:style-name="pr5" draw:layer="layout" svg:width="12.531cm" svg:height="9.4cm" svg:x="1.72cm" svg:y="5.2cm" presentation:class="outline" presentation:user-transformed="true">
          <draw:text-box>
            <text:list text:style-name="L2">
              <text:list-item>
                <text:p>Framework (module) layers offered for integrating Selenium Testing with CI by Java, .Net and Node.js offer similar functionality but cannot be mixed </text:p>
              </text:list-item>
              <text:list-item>
                <text:p>Angular MVC <text:s/>Clientside API were only available through Protractor </text:p>
              </text:list-item>
            </text:list>
          </draw:text-box>
        </draw:frame>
        <draw:custom-shape draw:style-name="gr2" draw:text-style-name="P5" draw:layer="layout" svg:width="4.391cm" svg:height="2.575cm" svg:x="16.809cm" svg:y="7.571cm">
          <text:p/>
          <draw:enhanced-geometry draw:mirror-horizontal="false" draw:mirror-vertical="false" svg:viewBox="0 0 0 0" draw:text-areas="?f8 ?f10 ?f11 ?f14" draw:type="ooxml-trapezoid" draw:modifiers="7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style-name="gr3" draw:text-style-name="P6" draw:layer="layout" svg:width="8.784cm" svg:height="2.575cm" svg:x="14.816cm" svg:y="10.184cm">
          <text:p/>
          <draw:enhanced-geometry draw:mirror-horizontal="false" draw:mirror-vertical="false" svg:viewBox="0 0 0 0" draw:text-areas="?f8 ?f10 ?f11 ?f14" draw:type="ooxml-trapezoid" draw:modifiers="7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style-name="gr4" draw:text-style-name="P7" draw:layer="layout" svg:width="13.176cm" svg:height="2.575cm" svg:x="12.868cm" svg:y="12.759cm">
          <text:p/>
          <draw:enhanced-geometry draw:mirror-horizontal="false" draw:mirror-vertical="false" svg:viewBox="0 0 0 0" draw:text-areas="?f8 ?f10 ?f11 ?f14" draw:type="ooxml-trapezoid" draw:modifiers="7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g>
          <draw:custom-shape draw:style-name="gr5" draw:text-style-name="P9" draw:layer="layout" svg:width="8.8cm" svg:height="1.829cm" svg:x="17.4cm" svg:y="9.827cm">
            <text:p text:style-name="P8"><text:span text:style-name="T6">Selenium</text:span></text:p>
            <draw:enhanced-geometry svg:viewBox="0 0 2641600 962025" draw:text-areas="?f24 ?f26 ?f25 ?f27" draw:glue-points="?f16 ?f17 ?f18 ?f19 ?f20 ?f19 ?f21 ?f17 ?f21 ?f22 ?f20 ?f23 ?f18 ?f23 ?f16 ?f22 ?f16 ?f17" draw:type="non-primitive" draw:enhanced-path="M 0 160341 C 0 71787 71787 0 160341 0 L 2481259 0 C 2569813 0 2641600 71787 2641600 160341 L 2641600 801684 C 2641600 890238 2569813 962025 2481259 962025 L 160341 962025 C 71787 962025 0 890238 0 801684 L 0 16034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41600"/>
              <draw:equation draw:name="f7" draw:formula="?f4 / 962025"/>
              <draw:equation draw:name="f8" draw:formula="0 * ?f5 / 2641600"/>
              <draw:equation draw:name="f9" draw:formula="160341 * ?f4 / 962025"/>
              <draw:equation draw:name="f10" draw:formula="160341 * ?f5 / 2641600"/>
              <draw:equation draw:name="f11" draw:formula="0 * ?f4 / 962025"/>
              <draw:equation draw:name="f12" draw:formula="2481259 * ?f5 / 2641600"/>
              <draw:equation draw:name="f13" draw:formula="2641600 * ?f5 / 2641600"/>
              <draw:equation draw:name="f14" draw:formula="801684 * ?f4 / 962025"/>
              <draw:equation draw:name="f15" draw:formula="962025 * ?f4 / 96202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5" draw:text-style-name="P9" draw:layer="layout" svg:width="8.8cm" svg:height="1.829cm" svg:x="17.4cm" svg:y="11.884cm">
            <text:p text:style-name="P8"><text:span text:style-name="T6">Test Frameworks</text:span></text:p>
            <draw:enhanced-geometry svg:viewBox="0 0 2641600 962025" draw:text-areas="?f24 ?f26 ?f25 ?f27" draw:glue-points="?f16 ?f17 ?f18 ?f19 ?f20 ?f19 ?f21 ?f17 ?f21 ?f22 ?f20 ?f23 ?f18 ?f23 ?f16 ?f22 ?f16 ?f17" draw:type="non-primitive" draw:enhanced-path="M 0 160341 C 0 71787 71787 0 160341 0 L 2481259 0 C 2569813 0 2641600 71787 2641600 160341 L 2641600 801684 C 2641600 890238 2569813 962025 2481259 962025 L 160341 962025 C 71787 962025 0 890238 0 801684 L 0 16034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41600"/>
              <draw:equation draw:name="f7" draw:formula="?f4 / 962025"/>
              <draw:equation draw:name="f8" draw:formula="0 * ?f5 / 2641600"/>
              <draw:equation draw:name="f9" draw:formula="160341 * ?f4 / 962025"/>
              <draw:equation draw:name="f10" draw:formula="160341 * ?f5 / 2641600"/>
              <draw:equation draw:name="f11" draw:formula="0 * ?f4 / 962025"/>
              <draw:equation draw:name="f12" draw:formula="2481259 * ?f5 / 2641600"/>
              <draw:equation draw:name="f13" draw:formula="2641600 * ?f5 / 2641600"/>
              <draw:equation draw:name="f14" draw:formula="801684 * ?f4 / 962025"/>
              <draw:equation draw:name="f15" draw:formula="962025 * ?f4 / 96202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5" draw:text-style-name="P9" draw:layer="layout" svg:width="8.8cm" svg:height="1.829cm" svg:x="17.4cm" svg:y="13.942cm">
            <text:p text:style-name="P8"><text:span text:style-name="T6">CI</text:span></text:p>
            <draw:enhanced-geometry svg:viewBox="0 0 2641600 962025" draw:text-areas="?f24 ?f26 ?f25 ?f27" draw:glue-points="?f16 ?f17 ?f18 ?f19 ?f20 ?f19 ?f21 ?f17 ?f21 ?f22 ?f20 ?f23 ?f18 ?f23 ?f16 ?f22 ?f16 ?f17" draw:type="non-primitive" draw:enhanced-path="M 0 160341 C 0 71787 71787 0 160341 0 L 2481259 0 C 2569813 0 2641600 71787 2641600 160341 L 2641600 801684 C 2641600 890238 2569813 962025 2481259 962025 L 160341 962025 C 71787 962025 0 890238 0 801684 L 0 16034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41600"/>
              <draw:equation draw:name="f7" draw:formula="?f4 / 962025"/>
              <draw:equation draw:name="f8" draw:formula="0 * ?f5 / 2641600"/>
              <draw:equation draw:name="f9" draw:formula="160341 * ?f4 / 962025"/>
              <draw:equation draw:name="f10" draw:formula="160341 * ?f5 / 2641600"/>
              <draw:equation draw:name="f11" draw:formula="0 * ?f4 / 962025"/>
              <draw:equation draw:name="f12" draw:formula="2481259 * ?f5 / 2641600"/>
              <draw:equation draw:name="f13" draw:formula="2641600 * ?f5 / 2641600"/>
              <draw:equation draw:name="f14" draw:formula="801684 * ?f4 / 962025"/>
              <draw:equation draw:name="f15" draw:formula="962025 * ?f4 / 96202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4T3">
        <office:forms form:automatic-focus="false" form:apply-design-mode="false"/>
        <draw:frame presentation:style-name="pr7" draw:text-style-name="P1" draw:layer="layout" svg:width="26.48cm" svg:height="3.599cm" svg:x="1.72cm" svg:y="0.593cm" presentation:class="title" presentation:user-transformed="true">
          <draw:text-box>
            <text:p><text:span text:style-name="T1"><text:s/></text:span><text:span text:style-name="T1">Adding Protractor Methods</text:span></text:p>
          </draw:text-box>
        </draw:frame>
        <draw:g>
          <draw:custom-shape draw:style-name="gr6" draw:text-style-name="P10" draw:layer="layout" svg:width="1.844cm" svg:height="1.991cm" svg:x="6.09cm" svg:y="9.673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7" draw:text-style-name="P11" draw:layer="layout" svg:width="2.366cm" svg:height="1.195cm" svg:x="7.99cm" svg:y="10.071cm">
            <text:p/>
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81222"/>
              <draw:equation draw:name="f7" draw:formula="?f4 / 903882"/>
              <draw:equation draw:name="f8" draw:formula="0 * ?f5 / 1681222"/>
              <draw:equation draw:name="f9" draw:formula="0 * ?f4 / 903882"/>
              <draw:equation draw:name="f10" draw:formula="1681222 * ?f5 / 1681222"/>
              <draw:equation draw:name="f11" draw:formula="903882 * ?f4 / 90388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8" draw:text-style-name="P12" draw:layer="layout" svg:width="1.845cm" svg:height="1.991cm" svg:x="4.097cm" svg:y="9.673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13" draw:layer="layout" svg:width="1.845cm" svg:height="1.99cm" svg:x="5.09cm" svg:y="11.363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0" draw:text-style-name="P11" draw:layer="layout" svg:width="2.289cm" svg:height="1.194cm" svg:x="2.724cm" svg:y="11.761cm">
            <text:p/>
  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26989"/>
              <draw:equation draw:name="f7" draw:formula="?f4 / 903882"/>
              <draw:equation draw:name="f8" draw:formula="0 * ?f5 / 1626989"/>
              <draw:equation draw:name="f9" draw:formula="0 * ?f4 / 903882"/>
              <draw:equation draw:name="f10" draw:formula="1626989 * ?f5 / 1626989"/>
              <draw:equation draw:name="f11" draw:formula="903882 * ?f4 / 90388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11" draw:text-style-name="P14" draw:layer="layout" svg:width="1.845cm" svg:height="1.99cm" svg:x="7.082cm" svg:y="11.363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2" draw:text-style-name="P15" draw:layer="layout" svg:width="1.844cm" svg:height="1.991cm" svg:x="6.09cm" svg:y="13.052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7" draw:text-style-name="P11" draw:layer="layout" svg:width="2.366cm" svg:height="1.195cm" svg:x="7.99cm" svg:y="13.45cm">
            <text:p/>
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81222"/>
              <draw:equation draw:name="f7" draw:formula="?f4 / 903882"/>
              <draw:equation draw:name="f8" draw:formula="0 * ?f5 / 1681222"/>
              <draw:equation draw:name="f9" draw:formula="0 * ?f4 / 903882"/>
              <draw:equation draw:name="f10" draw:formula="1681222 * ?f5 / 1681222"/>
              <draw:equation draw:name="f11" draw:formula="903882 * ?f4 / 90388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13" draw:text-style-name="P16" draw:layer="layout" svg:width="1.845cm" svg:height="1.991cm" svg:x="4.097cm" svg:y="13.052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custom-shape draw:style-name="gr10" draw:text-style-name="P11" draw:layer="layout" svg:width="2.289cm" svg:height="1.194cm" svg:x="15.968cm" svg:y="10.518cm">
          <text:p/>
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26989"/>
            <draw:equation draw:name="f7" draw:formula="?f4 / 903882"/>
            <draw:equation draw:name="f8" draw:formula="0 * ?f5 / 1626989"/>
            <draw:equation draw:name="f9" draw:formula="0 * ?f4 / 903882"/>
            <draw:equation draw:name="f10" draw:formula="1626989 * ?f5 / 1626989"/>
            <draw:equation draw:name="f11" draw:formula="903882 * ?f4 / 90388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g>
          <draw:custom-shape draw:style-name="gr14" draw:text-style-name="P17" draw:layer="layout" svg:width="1.838cm" svg:height="2.077cm" svg:x="13.664cm" svg:y="9.6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5" draw:text-style-name="P18" draw:layer="layout" svg:width="2.356cm" svg:height="1.246cm" svg:x="15.557cm" svg:y="10.015cm">
            <text:p/>
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81222"/>
              <draw:equation draw:name="f7" draw:formula="?f4 / 903882"/>
              <draw:equation draw:name="f8" draw:formula="0 * ?f5 / 1681222"/>
              <draw:equation draw:name="f9" draw:formula="0 * ?f4 / 903882"/>
              <draw:equation draw:name="f10" draw:formula="1681222 * ?f5 / 1681222"/>
              <draw:equation draw:name="f11" draw:formula="903882 * ?f4 / 90388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16" draw:text-style-name="P19" draw:layer="layout" svg:width="1.837cm" svg:height="2.077cm" svg:x="11.681cm" svg:y="9.6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7" draw:text-style-name="P17" draw:layer="layout" svg:width="1.837cm" svg:height="2.076cm" svg:x="12.669cm" svg:y="11.362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8" draw:text-style-name="P11" draw:layer="layout" svg:width="2.28cm" svg:height="1.246cm" svg:x="10.313cm" svg:y="11.777cm">
            <text:p/>
  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26989"/>
              <draw:equation draw:name="f7" draw:formula="?f4 / 903882"/>
              <draw:equation draw:name="f8" draw:formula="0 * ?f5 / 1626989"/>
              <draw:equation draw:name="f9" draw:formula="0 * ?f4 / 903882"/>
              <draw:equation draw:name="f10" draw:formula="1626989 * ?f5 / 1626989"/>
              <draw:equation draw:name="f11" draw:formula="903882 * ?f4 / 90388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19" draw:text-style-name="P19" draw:layer="layout" svg:width="1.837cm" svg:height="2.076cm" svg:x="14.653cm" svg:y="11.362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4" draw:text-style-name="P17" draw:layer="layout" svg:width="1.838cm" svg:height="2.077cm" svg:x="13.664cm" svg:y="13.123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5" draw:text-style-name="P18" draw:layer="layout" svg:width="2.356cm" svg:height="1.246cm" svg:x="15.557cm" svg:y="13.539cm">
            <text:p/>
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81222"/>
              <draw:equation draw:name="f7" draw:formula="?f4 / 903882"/>
              <draw:equation draw:name="f8" draw:formula="0 * ?f5 / 1681222"/>
              <draw:equation draw:name="f9" draw:formula="0 * ?f4 / 903882"/>
              <draw:equation draw:name="f10" draw:formula="1681222 * ?f5 / 1681222"/>
              <draw:equation draw:name="f11" draw:formula="903882 * ?f4 / 90388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16" draw:text-style-name="P19" draw:layer="layout" svg:width="1.837cm" svg:height="2.077cm" svg:x="11.681cm" svg:y="13.123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g>
          <draw:custom-shape draw:style-name="gr6" draw:text-style-name="P10" draw:layer="layout" svg:width="1.844cm" svg:height="1.991cm" svg:x="21.163cm" svg:y="9.63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12" draw:layer="layout" svg:width="1.845cm" svg:height="1.991cm" svg:x="19.17cm" svg:y="9.63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20" draw:text-style-name="P20" draw:layer="layout" svg:width="1.845cm" svg:height="1.99cm" svg:x="20.163cm" svg:y="11.32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1" draw:text-style-name="P14" draw:layer="layout" svg:width="1.845cm" svg:height="1.99cm" svg:x="22.155cm" svg:y="11.32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2" draw:text-style-name="P15" draw:layer="layout" svg:width="1.844cm" svg:height="1.991cm" svg:x="21.163cm" svg:y="13.009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13" draw:text-style-name="P16" draw:layer="layout" svg:width="1.845cm" svg:height="1.991cm" svg:x="19.17cm" svg:y="13.009cm">
            <text:p/>
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6471"/>
              <draw:equation draw:name="f7" draw:formula="?f4 / 1310630"/>
              <draw:equation draw:name="f8" draw:formula="0 * ?f5 / 1506471"/>
              <draw:equation draw:name="f9" draw:formula="655315 * ?f4 / 1310630"/>
              <draw:equation draw:name="f10" draw:formula="327658 * ?f5 / 1506471"/>
              <draw:equation draw:name="f11" draw:formula="0 * ?f4 / 1310630"/>
              <draw:equation draw:name="f12" draw:formula="1178814 * ?f5 / 1506471"/>
              <draw:equation draw:name="f13" draw:formula="1506471 * ?f5 / 1506471"/>
              <draw:equation draw:name="f14" draw:formula="1310630 * ?f4 / 131063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7"/>
              <draw:equation draw:name="f19" draw:formula="?f12 / ?f6"/>
              <draw:equation draw:name="f20" draw:formula="?f13 / ?f6"/>
              <draw:equation draw:name="f21" draw:formula="?f14 / ?f7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style-name="gr21" draw:text-style-name="P22" draw:layer="layout" svg:width="4.4cm" svg:height="0.962cm" svg:x="4.8cm" svg:y="16cm">
          <draw:text-box>
            <text:p text:style-name="P21">Java</text:p>
          </draw:text-box>
        </draw:frame>
        <draw:frame draw:style-name="gr21" draw:text-style-name="P22" draw:layer="layout" svg:width="4.4cm" svg:height="0.962cm" svg:x="12cm" svg:y="16cm">
          <draw:text-box>
            <text:p text:style-name="P21">Node.js</text:p>
          </draw:text-box>
        </draw:frame>
        <draw:frame draw:style-name="gr21" draw:text-style-name="P22" draw:layer="layout" svg:width="4.4cm" svg:height="0.962cm" svg:x="19.4cm" svg:y="16.2cm">
          <draw:text-box>
            <text:p text:style-name="P21">jProracto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1T1">
        <office:forms form:automatic-focus="false" form:apply-design-mode="false"/>
        <draw:frame presentation:style-name="pr4" draw:text-style-name="P1" draw:layer="layout" svg:width="26.48cm" svg:height="3.239cm" svg:x="1.72cm" svg:y="0.773cm" presentation:class="title">
          <draw:text-box>
            <text:p><text:span text:style-name="T1">Placement</text:span></text:p>
          </draw:text-box>
        </draw:frame>
        <draw:custom-shape draw:style-name="gr22" draw:text-style-name="P23" draw:layer="layout" svg:width="9.579cm" svg:height="7.405cm" svg:x="10.038cm" svg:y="7.2cm">
          <text:p/>
          <draw:enhanced-geometry svg:viewBox="0 0 4267200 3657600" draw:mirror-horizontal="false" draw:mirror-vertical="false" draw:text-areas="?f16 ?f18 ?f17 ?f19" draw:glue-points="?f12 ?f13 ?f14 ?f13 ?f14 ?f15 ?f12 ?f15 ?f12 ?f13" draw:type="non-primitive" draw:enhanced-path="M 0 0 L 4267200 0 4267200 3657600 0 36576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267200"/>
            <draw:equation draw:name="f7" draw:formula="?f4 / 3657600"/>
            <draw:equation draw:name="f8" draw:formula="0 * ?f5 / 4267200"/>
            <draw:equation draw:name="f9" draw:formula="0 * ?f4 / 3657600"/>
            <draw:equation draw:name="f10" draw:formula="4267200 * ?f5 / 4267200"/>
            <draw:equation draw:name="f11" draw:formula="3657600 * ?f4 / 3657600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draw:style-name="gr23" draw:text-style-name="P24" draw:layer="layout" svg:width="8.211cm" svg:height="7.405cm" svg:x="5.933cm" svg:y="7.2cm">
          <text:p/>
          <draw:enhanced-geometry svg:viewBox="0 0 21600 21600" draw:mirror-horizontal="false" draw:mirror-vertical="false" draw:path-stretchpoint-x="21600" draw:path-stretchpoint-y="21600" draw:text-areas="?f64 ?f66 ?f65 ?f67" draw:type="non-primitive" draw:modifiers="0 180" draw:enhanced-path="M ?f35 ?f36 A ?f120 ?f121 ?f122 ?f123 ?f35 ?f36 ?f117 ?f119 W ?f124 ?f125 ?f126 ?f127 ?f35 ?f36 ?f117 ?f119 L ?f11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draw:style-name="gr24" draw:text-style-name="P23" draw:layer="layout" svg:width="9.579cm" svg:height="4.814cm" svg:x="10.038cm" svg:y="9.421cm">
          <text:p/>
          <draw:enhanced-geometry svg:viewBox="0 0 4267200 2377437" draw:mirror-horizontal="false" draw:mirror-vertical="false" draw:text-areas="?f16 ?f18 ?f17 ?f19" draw:glue-points="?f12 ?f13 ?f14 ?f13 ?f14 ?f15 ?f12 ?f15 ?f12 ?f13" draw:type="non-primitive" draw:enhanced-path="M 0 0 L 4267200 0 4267200 2377437 0 237743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267200"/>
            <draw:equation draw:name="f7" draw:formula="?f4 / 2377437"/>
            <draw:equation draw:name="f8" draw:formula="0 * ?f5 / 4267200"/>
            <draw:equation draw:name="f9" draw:formula="0 * ?f4 / 2377437"/>
            <draw:equation draw:name="f10" draw:formula="4267200 * ?f5 / 4267200"/>
            <draw:equation draw:name="f11" draw:formula="2377437 * ?f4 / 2377437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draw:style-name="gr25" draw:text-style-name="P24" draw:layer="layout" svg:width="5.337cm" svg:height="4.814cm" svg:x="7.431cm" svg:y="9.421cm">
          <text:p/>
          <draw:enhanced-geometry svg:viewBox="0 0 21600 21600" draw:mirror-horizontal="false" draw:mirror-vertical="false" draw:path-stretchpoint-x="21600" draw:path-stretchpoint-y="21600" draw:text-areas="?f64 ?f66 ?f65 ?f67" draw:type="non-primitive" draw:modifiers="0 180" draw:enhanced-path="M ?f35 ?f36 A ?f120 ?f121 ?f122 ?f123 ?f35 ?f36 ?f117 ?f119 W ?f124 ?f125 ?f126 ?f127 ?f35 ?f36 ?f117 ?f119 L ?f11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draw:style-name="gr25" draw:text-style-name="P24" draw:layer="layout" svg:width="2.463cm" svg:height="2.221cm" svg:x="8.888cm" svg:y="11.643cm">
          <text:p/>
          <draw:enhanced-geometry svg:viewBox="0 0 21600 21600" draw:mirror-horizontal="false" draw:mirror-vertical="false" draw:path-stretchpoint-x="21600" draw:path-stretchpoint-y="21600" draw:text-areas="?f64 ?f66 ?f65 ?f67" draw:type="non-primitive" draw:modifiers="0 180" draw:enhanced-path="M ?f35 ?f36 A ?f120 ?f121 ?f122 ?f123 ?f35 ?f36 ?f117 ?f119 W ?f124 ?f125 ?f126 ?f127 ?f35 ?f36 ?f117 ?f119 L ?f11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draw:style-name="gr26" draw:text-style-name="P23" draw:layer="layout" svg:width="9.579cm" svg:height="2.221cm" svg:x="10.038cm" svg:y="11.642cm">
          <text:p/>
          <draw:enhanced-geometry svg:viewBox="0 0 4267200 1097278" draw:mirror-horizontal="false" draw:mirror-vertical="false" draw:text-areas="?f16 ?f18 ?f17 ?f19" draw:glue-points="?f12 ?f13 ?f14 ?f13 ?f14 ?f15 ?f12 ?f15 ?f12 ?f13" draw:type="non-primitive" draw:enhanced-path="M 0 0 L 4267200 0 4267200 1097278 0 1097278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267200"/>
            <draw:equation draw:name="f7" draw:formula="?f4 / 1097278"/>
            <draw:equation draw:name="f8" draw:formula="0 * ?f5 / 4267200"/>
            <draw:equation draw:name="f9" draw:formula="0 * ?f4 / 1097278"/>
            <draw:equation draw:name="f10" draw:formula="4267200 * ?f5 / 4267200"/>
            <draw:equation draw:name="f11" draw:formula="1097278 * ?f4 / 1097278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draw:style-name="gr27" draw:text-style-name="P26" draw:layer="layout" svg:width="9.105cm" svg:height="2.221cm" svg:x="10.513cm" svg:y="7.2cm">
          <text:list text:style-name="L4">
            <text:list-item>
              <text:list>
                <text:list-item>
                  <text:p text:style-name="P25"><text:span text:style-name="T7">Cucumber, TestNg/Junit</text:span></text:p>
                </text:list-item>
                <text:list-item>
                  <text:p text:style-name="P25"><text:span text:style-name="T7">Testing methodologies: Page objects, <text:s/>...</text:span></text:p>
                </text:list-item>
              </text:list>
            </text:list-item>
          </text:list>
          <draw:enhanced-geometry svg:viewBox="0 0 2133600 1097282" draw:mirror-horizontal="false" draw:mirror-vertical="false" draw:text-areas="?f16 ?f18 ?f17 ?f19" draw:glue-points="?f12 ?f13 ?f14 ?f13 ?f14 ?f15 ?f12 ?f15 ?f12 ?f13" draw:type="non-primitive" draw:enhanced-path="M 0 0 L 2133600 0 2133600 1097282 0 1097282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3600"/>
            <draw:equation draw:name="f7" draw:formula="?f4 / 1097282"/>
            <draw:equation draw:name="f8" draw:formula="0 * ?f5 / 2133600"/>
            <draw:equation draw:name="f9" draw:formula="0 * ?f4 / 1097282"/>
            <draw:equation draw:name="f10" draw:formula="2133600 * ?f5 / 2133600"/>
            <draw:equation draw:name="f11" draw:formula="1097282 * ?f4 / 109728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draw:style-name="gr28" draw:text-style-name="P26" draw:layer="layout" svg:width="9.105cm" svg:height="2.222cm" svg:x="10.513cm" svg:y="9.421cm">
          <text:list text:style-name="L5">
            <text:list-item>
              <text:list>
                <text:list-item>
                  <text:p text:style-name="P25"><text:span text:style-name="T7">Selenium</text:span></text:p>
                </text:list-item>
              </text:list>
            </text:list-item>
          </text:list>
          <draw:enhanced-geometry svg:viewBox="0 0 2133600 1097278" draw:mirror-horizontal="false" draw:mirror-vertical="false" draw:text-areas="?f16 ?f18 ?f17 ?f19" draw:glue-points="?f12 ?f13 ?f14 ?f13 ?f14 ?f15 ?f12 ?f15 ?f12 ?f13" draw:type="non-primitive" draw:enhanced-path="M 0 0 L 2133600 0 2133600 1097278 0 1097278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3600"/>
            <draw:equation draw:name="f7" draw:formula="?f4 / 1097278"/>
            <draw:equation draw:name="f8" draw:formula="0 * ?f5 / 2133600"/>
            <draw:equation draw:name="f9" draw:formula="0 * ?f4 / 1097278"/>
            <draw:equation draw:name="f10" draw:formula="2133600 * ?f5 / 2133600"/>
            <draw:equation draw:name="f11" draw:formula="1097278 * ?f4 / 1097278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draw:style-name="gr29" draw:text-style-name="P26" draw:layer="layout" svg:width="8.161cm" svg:height="2.222cm" svg:x="10.433cm" svg:y="11.608cm">
          <text:list text:style-name="L4">
            <text:list-item>
              <text:list>
                <text:list-item>
                  <text:p text:style-name="P25"><text:span text:style-name="T7">Angular, Protractor API </text:span></text:p>
                </text:list-item>
                <text:list-item>
                  <text:p text:style-name="P25"><text:span text:style-name="T7">Browser</text:span></text:p>
                </text:list-item>
              </text:list>
            </text:list-item>
          </text:list>
          <draw:enhanced-geometry svg:viewBox="0 0 2133600 1097278" draw:mirror-horizontal="false" draw:mirror-vertical="false" draw:text-areas="?f16 ?f18 ?f17 ?f19" draw:glue-points="?f12 ?f13 ?f14 ?f13 ?f14 ?f15 ?f12 ?f15 ?f12 ?f13" draw:type="non-primitive" draw:enhanced-path="M 0 0 L 2133600 0 2133600 1097278 0 1097278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3600"/>
            <draw:equation draw:name="f7" draw:formula="?f4 / 1097278"/>
            <draw:equation draw:name="f8" draw:formula="0 * ?f5 / 2133600"/>
            <draw:equation draw:name="f9" draw:formula="0 * ?f4 / 1097278"/>
            <draw:equation draw:name="f10" draw:formula="2133600 * ?f5 / 2133600"/>
            <draw:equation draw:name="f11" draw:formula="1097278 * ?f4 / 1097278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">
        <office:forms form:automatic-focus="false" form:apply-design-mode="false"/>
        <draw:frame presentation:style-name="pr4" draw:text-style-name="P1" draw:layer="layout" svg:width="26.48cm" svg:height="3.239cm" svg:x="1.72cm" svg:y="0.773cm" presentation:class="title">
          <draw:text-box>
            <text:p><text:span text:style-name="T1">WebDriver Wire Protocol</text:span></text:p>
          </draw:text-box>
        </draw:frame>
        <draw:frame draw:style-name="standard" draw:layer="layout" svg:width="25.679cm" svg:height="12.245cm" svg:x="1.72cm" svg:y="5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27"><text:span text:style-name="T8">Command</text:span></text:p>
              </table:table-cell>
              <table:table-cell>
                <text:p text:style-name="P21"><text:span text:style-name="T9">Method</text:span></text:p>
              </table:table-cell>
              <table:table-cell>
                <text:p text:style-name="P21"><text:span text:style-name="T9">URI Template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0"><text:a xlink:href="https://w3c.github.io/webdriver/webdriver-spec.html#dfn-find-element" xlink:type="simple">Find Element</text:a></text:span></text:p>
              </table:table-cell>
              <table:table-cell>
                <text:p text:style-name="P21"><text:span text:style-name="T10">POST</text:span></text:p>
              </table:table-cell>
              <table:table-cell table:style-name="ce4">
                <text:p text:style-name="P21"><text:span text:style-name="T11">/session/{</text:span><text:span text:style-name="T12">session id</text:span><text:span text:style-name="T11">}/element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0"><text:a xlink:href="https://w3c.github.io/webdriver/webdriver-spec.html#dfn-find-element-from-element" xlink:type="simple">Find Element From Element</text:a></text:span></text:p>
              </table:table-cell>
              <table:table-cell>
                <text:p text:style-name="P21"><text:span text:style-name="T10">POST</text:span></text:p>
              </table:table-cell>
              <table:table-cell table:style-name="ce4">
                <text:p text:style-name="P21"><text:span text:style-name="T11">/session/{</text:span><text:span text:style-name="T12">session id</text:span><text:span text:style-name="T11">}/element/{element id}/element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0"><text:a xlink:href="https://w3c.github.io/webdriver/webdriver-spec.html#dfn-get-element-attribute" xlink:type="simple">Get Element Attribute</text:a></text:span></text:p>
              </table:table-cell>
              <table:table-cell>
                <text:p text:style-name="P21"><text:span text:style-name="T10">GET</text:span></text:p>
              </table:table-cell>
              <table:table-cell table:style-name="ce4">
                <text:p text:style-name="P21"><text:span text:style-name="T11">/session/{</text:span><text:span text:style-name="T12">session id</text:span><text:span text:style-name="T11">}/element/{</text:span><text:span text:style-name="T12">element id</text:span><text:span text:style-name="T11">}/attribute/{</text:span><text:span text:style-name="T12">name</text:span><text:span text:style-name="T11">}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0"><text:a xlink:href="https://w3c.github.io/webdriver/webdriver-spec.html#dfn-get-element-property" xlink:type="simple">Get Element Property</text:a></text:span></text:p>
              </table:table-cell>
              <table:table-cell>
                <text:p text:style-name="P21"><text:span text:style-name="T10">GET</text:span></text:p>
              </table:table-cell>
              <table:table-cell table:style-name="ce4">
                <text:p text:style-name="P21"><text:span text:style-name="T11">/session/{</text:span><text:span text:style-name="T12">session id</text:span><text:span text:style-name="T11">}/element/{</text:span><text:span text:style-name="T12">element id</text:span><text:span text:style-name="T11">}/property/{</text:span><text:span text:style-name="T12">name</text:span><text:span text:style-name="T11">}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0"><text:a xlink:href="https://w3c.github.io/webdriver/webdriver-spec.html#dfn-get-element-css-value" xlink:type="simple">Get Element CSS Value</text:a></text:span></text:p>
              </table:table-cell>
              <table:table-cell>
                <text:p text:style-name="P21"><text:span text:style-name="T10">GET</text:span></text:p>
              </table:table-cell>
              <table:table-cell table:style-name="ce4">
                <text:p text:style-name="P21"><text:span text:style-name="T11">/session/{</text:span><text:span text:style-name="T12">session id</text:span><text:span text:style-name="T11">}/element/{</text:span><text:span text:style-name="T12">element id</text:span><text:span text:style-name="T11">}/css/{</text:span><text:span text:style-name="T12">property name</text:span><text:span text:style-name="T11">}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0"><text:a xlink:href="https://w3c.github.io/webdriver/webdriver-spec.html#dfn-get-element-text" xlink:type="simple">Get Element Text</text:a></text:span></text:p>
              </table:table-cell>
              <table:table-cell>
                <text:p text:style-name="P21"><text:span text:style-name="T10">GET</text:span></text:p>
              </table:table-cell>
              <table:table-cell table:style-name="ce4">
                <text:p text:style-name="P21"><text:span text:style-name="T11">/session/{</text:span><text:span text:style-name="T12">session id</text:span><text:span text:style-name="T11">}/element/{</text:span><text:span text:style-name="T12">element id</text:span><text:span text:style-name="T11">}/text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0"><text:a xlink:href="https://w3c.github.io/webdriver/webdriver-spec.html#dfn-get-element-tag-name" xlink:type="simple">Get Element Tag Name</text:a></text:span></text:p>
              </table:table-cell>
              <table:table-cell>
                <text:p text:style-name="P21"><text:span text:style-name="T10">GET</text:span></text:p>
              </table:table-cell>
              <table:table-cell table:style-name="ce4">
                <text:p text:style-name="P21"><text:span text:style-name="T11">/session/{</text:span><text:span text:style-name="T12">session id</text:span><text:span text:style-name="T11">}/element/{</text:span><text:span text:style-name="T12">element id</text:span><text:span text:style-name="T11">}/name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0"><text:a xlink:href="https://w3c.github.io/webdriver/webdriver-spec.html#dfn-get-element-rect" xlink:type="simple">Get Element Rect</text:a></text:span></text:p>
              </table:table-cell>
              <table:table-cell>
                <text:p text:style-name="P21"><text:span text:style-name="T10">GET</text:span></text:p>
              </table:table-cell>
              <table:table-cell table:style-name="ce4">
                <text:p text:style-name="P21"><text:span text:style-name="T11">/session/{</text:span><text:span text:style-name="T12">session id</text:span><text:span text:style-name="T11">}/element/{</text:span><text:span text:style-name="T12">element id</text:span><text:span text:style-name="T11">}/rect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0"><text:a xlink:href="https://w3c.github.io/webdriver/webdriver-spec.html#dfn-execute-script" xlink:type="simple">Execute Script</text:a></text:span></text:p>
              </table:table-cell>
              <table:table-cell>
                <text:p text:style-name="P21"><text:span text:style-name="T10">POST</text:span></text:p>
              </table:table-cell>
              <table:table-cell table:style-name="ce4">
                <text:p text:style-name="P21"><text:span text:style-name="T11">/session/{</text:span><text:span text:style-name="T12">session id</text:span><text:span text:style-name="T11">}/execute/sync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0"><text:a xlink:href="https://w3c.github.io/webdriver/webdriver-spec.html#dfn-execute-async-script" xlink:type="simple">Execute Async Script</text:a></text:span></text:p>
              </table:table-cell>
              <table:table-cell>
                <text:p text:style-name="P21"><text:span text:style-name="T10">POST</text:span></text:p>
              </table:table-cell>
              <table:table-cell table:style-name="ce4">
                <text:p text:style-name="P21"><text:span text:style-name="T11">/session/{</text:span><text:span text:style-name="T12">session id</text:span><text:span text:style-name="T11">}/execute/asyn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0" draw:text-style-name="P29" draw:layer="layout" svg:width="19.4cm" svg:height="0.763cm" svg:x="1.8cm" svg:y="17.8cm">
          <draw:text-box>
            <text:p text:style-name="P28"><text:span text:style-name="T13">https://w3c.github.io/webdriver/webdriver-spec.html#dfn-comma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5T0">
        <office:forms form:automatic-focus="false" form:apply-design-mode="false"/>
        <draw:frame presentation:style-name="pr4" draw:text-style-name="P1" draw:layer="layout" svg:width="26.48cm" svg:height="3.239cm" svg:x="1.72cm" svg:y="0.773cm" presentation:class="title" presentation:user-transformed="true">
          <draw:text-box>
            <text:p><text:span text:style-name="T1">Frequently Used Selenium API</text:span></text:p>
          </draw:text-box>
        </draw:frame>
        <draw:frame presentation:style-name="pr8" draw:text-style-name="P31" draw:layer="layout" svg:width="25.68cm" svg:height="11cm" svg:x="1cm" svg:y="5.6cm" presentation:class="outline" presentation:user-transformed="true">
          <draw:text-box>
            <text:list text:style-name="L7">
              <text:list-item>
                <text:p text:style-name="P30"><text:span text:style-name="T14">ByClassName, ByCssSelector, ById, ByLinkText, ByName, ByPartialLinkText, ByTagName, ByXPath (nested classes of By)</text:span></text:p>
              </text:list-item>
              <text:list-item>
                <text:p text:style-name="P30"><text:span text:style-name="T14">ExpectedConditions</text:span></text:p>
              </text:list-item>
              <text:list-item>
                <text:p text:style-name="P30"><text:span text:style-name="T14">WebElement.findElements</text:span></text:p>
              </text:list-item>
              <text:list-item>
                <text:p text:style-name="P30"><text:span text:style-name="T14">Wait</text:span></text:p>
              </text:list-item>
              <text:list-item>
                <text:p text:style-name="P30"><text:span text:style-name="T14">SendKeys</text:span></text:p>
              </text:list-item>
              <text:list-item>
                <text:p text:style-name="P30"><text:span text:style-name="T14">Actions</text:span></text:p>
                <text:p text:style-name="P30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ean" presentation:presentation-page-layout-name="AL1T1">
        <office:forms form:automatic-focus="false" form:apply-design-mode="false"/>
        <draw:frame presentation:style-name="pr4" draw:text-style-name="P1" draw:layer="layout" svg:width="26.48cm" svg:height="3.239cm" svg:x="1.72cm" svg:y="0.773cm" presentation:class="title">
          <draw:text-box>
            <text:p><text:span text:style-name="T1">Selenium Extended with Protractor API</text:span></text:p>
          </draw:text-box>
        </draw:frame>
        <draw:frame presentation:style-name="pr9" draw:text-style-name="P32" draw:layer="layout" svg:width="25.68cm" svg:height="13cm" svg:x="1.82cm" svg:y="5.5cm" presentation:class="outline" presentation:user-transformed="true">
          <draw:text-box>
            <text:list text:style-name="L7">
              <text:list-item>
                <text:p text:style-name="P30"><text:span text:style-name="T15">ByClassName, ByCssSelector, ById, ByLinkText, ByName, ByPartialLinkText, ByTagName, ByXPath (nested classes of By)</text:span></text:p>
              </text:list-item>
              <text:list-item>
                <text:p text:style-name="P30"><text:span text:style-name="T15">NgBy (JavaScriptBy): <text:s/>binding, buttonText,cssContainingText, model, options, repeater, repeaterRows, repeaterElement, selectedOption, selectedRepeaterOption </text:span></text:p>
              </text:list-item>
              <text:list-item>
                <text:p text:style-name="P30"><text:span text:style-name="T15">ExpectedConditions</text:span></text:p>
              </text:list-item>
              <text:list-item>
                <text:p text:style-name="P30"><text:span text:style-name="T15">WebElement.findElements</text:span></text:p>
              </text:list-item>
              <text:list-item>
                <text:p text:style-name="P30"><text:span text:style-name="T15">WebElement.evaluate</text:span></text:p>
              </text:list-item>
              <text:list-item>
                <text:p text:style-name="P30"><text:span text:style-name="T15">Wait</text:span></text:p>
              </text:list-item>
              <text:list-item>
                <text:p text:style-name="P30"><text:span text:style-name="T15">WebDriver.waitForAngular</text:span></text:p>
              </text:list-item>
              <text:list-item>
                <text:p text:style-name="P30"><text:span text:style-name="T15">SendKeys</text:span></text:p>
              </text:list-item>
              <text:list-item>
                <text:p text:style-name="P30"><text:span text:style-name="T15">Actions</text:span></text:p>
                <text:p text:style-name="P30"><text:span text:style-name="T15">`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2T14">
        <office:forms form:automatic-focus="false" form:apply-design-mode="false"/>
        <draw:frame presentation:style-name="pr4" draw:text-style-name="P1" draw:layer="layout" svg:width="26.48cm" svg:height="3.239cm" svg:x="1.72cm" svg:y="0.773cm" presentation:class="title">
          <draw:text-box>
            <text:p text:style-name="P1"><text:span text:style-name="T1">Convenience</text:span></text:p>
          </draw:text-box>
        </draw:frame>
        <draw:frame presentation:style-name="pr10" draw:text-style-name="P36" draw:layer="layout" svg:width="25.68cm" svg:height="10.743cm" svg:x="1.72cm" svg:y="5.257cm" presentation:class="outline" presentation:user-transformed="true">
          <draw:text-box>
            <text:p text:style-name="P33"><text:span text:style-name="T16"/></text:p>
            <text:p text:style-name="P34"><text:span text:style-name="T16">WebElement </text:span><text:span text:style-name="T17">element</text:span><text:span text:style-name="T16"> = </text:span><text:span text:style-name="T17">driver</text:span><text:span text:style-name="T16">.findElement(By.xpath(</text:span><text:span text:style-name="T18">"</text:span><text:span text:style-name="T19">html/body/div[13]/ul/li[4]/a</text:span><text:span text:style-name="T18">"</text:span><text:span text:style-name="T16">));</text:span></text:p>
            <text:p text:style-name="P34"><text:span text:style-name="T16">WebElement </text:span><text:span text:style-name="T17">element</text:span><text:span text:style-name="T16"> = </text:span><text:span text:style-name="T17">driver</text:span><text:span text:style-name="T16">.findElement(By.cssSelector(</text:span><text:span text:style-name="T18">"</text:span><text:span text:style-name="T19">div#ud-root div#outer div.panel div.slogan div.kid</text:span><text:span text:style-name="T18">"</text:span><text:span text:style-name="T16">));</text:span></text:p>
            <text:p text:style-name="P34"><text:span text:style-name="T16"/></text:p>
            <text:p text:style-name="P34"><text:span text:style-name="T16">(JavascriptExecutor)seleniumDriver.executeScript("</text:span><text:span text:style-name="T19">arguments[0].style.border='3px solid yellow'</text:span><text:span text:style-name="T16">", element);</text:span></text:p>
            <text:p text:style-name="P34"><text:span text:style-name="T16"/></text:p>
            <text:p text:style-name="P34"><text:span text:style-name="T16">String </text:span><text:span text:style-name="T17">script</text:span><text:span text:style-name="T16"> = </text:span><text:span text:style-name="T18">"var e = angular.element(arguments[0]); var f = e.scope().myFile; return f.some_property"</text:span><text:span text:style-name="T16">;</text:span></text:p>
            <text:p text:style-name="P34"><text:span text:style-name="T16">Object </text:span><text:span text:style-name="T17">result</text:span><text:span text:style-name="T16"> = </text:span><text:span text:style-name="T20">(JavascriptExecutor)seleniumDriver</text:span><text:span text:style-name="T16">.executeScript(</text:span><text:span text:style-name="T17">script</text:span><text:span text:style-name="T16">,</text:span><text:span text:style-name="T17">element</text:span><text:span text:style-name="T16">);</text:span></text:p>
            <text:list text:style-name="L2">
              <text:list-header>
                <text:p text:style-name="P35"><text:span text:style-name="T16"/></text:p>
              </text:list-header>
            </text:list>
          </draw:text-box>
        </draw:frame>
        <draw:frame draw:style-name="gr31" draw:text-style-name="P22" draw:layer="layout" svg:width="0.502cm" svg:height="1.673cm" svg:x="26cm" svg:y="8.2cm">
          <draw:text-box>
            <text:p text:style-name="P21"/>
            <text:p text:style-name="P21"/>
          </draw:text-box>
        </draw:frame>
        <draw:frame draw:style-name="gr31" draw:text-style-name="P22" draw:layer="layout" svg:width="0.502cm" svg:height="1.673cm" svg:x="7.8cm" svg:y="12.4cm">
          <draw:text-box>
            <text:p text:style-name="P21"/>
            <text:p text:style-name="P21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2T14">
        <office:forms form:automatic-focus="false" form:apply-design-mode="false"/>
        <draw:frame presentation:style-name="pr11" draw:text-style-name="P1" draw:layer="layout" svg:width="26.48cm" svg:height="3.199cm" svg:x="1.72cm" svg:y="0.773cm" presentation:class="title" presentation:user-transformed="true">
          <draw:text-box>
            <text:p text:style-name="P1"><text:span text:style-name="T1">Convenience</text:span></text:p>
          </draw:text-box>
        </draw:frame>
        <draw:frame presentation:style-name="pr5" draw:text-style-name="P36" draw:layer="layout" svg:width="25.68cm" svg:height="10.665cm" svg:x="1.72cm" svg:y="5.935cm" presentation:class="outline" presentation:user-transformed="true">
          <draw:text-box>
            <text:p text:style-name="P34"><text:span text:style-name="T16"/></text:p>
            <text:p text:style-name="P37"><text:span text:style-name="T21">NgWebElement </text:span><text:span text:style-name="T22">selectedCar</text:span><text:span text:style-name="T21"> = </text:span><text:span text:style-name="T23">ngDriver</text:span><text:span text:style-name="T21">.findElement(NgBy.</text:span><text:span text:style-name="T24">model(</text:span><text:span text:style-name="T25">"</text:span><text:span text:style-name="T26">selectedCar</text:span><text:span text:style-name="T25">"</text:span><text:span text:style-name="T24">));</text:span></text:p>
            <text:p text:style-name="P34"><text:span text:style-name="T24">WebElement </text:span><text:span text:style-name="T22">customerName</text:span><text:span text:style-name="T24"> = </text:span><text:span text:style-name="T22">customer</text:span><text:span text:style-name="T24">.findElement(NgBy.binding(</text:span><text:span text:style-name="T27">"</text:span><text:span text:style-name="T26">Name</text:span><text:span text:style-name="T27">"</text:span><text:span text:style-name="T24">));</text:span></text:p>
            <text:p text:style-name="P34"><text:span text:style-name="T16">List&lt;WebElement&gt; </text:span><text:span text:style-name="T17">customers</text:span><text:span text:style-name="T16"> = </text:span><text:span text:style-name="T28">ngDriver</text:span><text:span text:style-name="T16">.findElements(NgBy.repeater(</text:span><text:span text:style-name="T18">"</text:span><text:span text:style-name="T29">cust in Customers</text:span><text:span text:style-name="T18">"</text:span><text:span text:style-name="T16">));</text:span></text:p>
            <text:p text:style-name="P34"><text:span text:style-name="T16">Object customer</text:span><text:span text:style-name="T17">Country</text:span><text:span text:style-name="T16"> = </text:span><text:span text:style-name="T17">customer</text:span><text:span text:style-name="T16">.evaluate(</text:span><text:span text:style-name="T18">"</text:span><text:span text:style-name="T29">customer.Country</text:span><text:span text:style-name="T18">"</text:span><text:span text:style-name="T16">);</text:span></text:p>
            <text:p text:style-name="P37"><text:span text:style-name="T24">NgWebElement cell = ngDriver.findElement(NgBy.repeaterElement("</text:span><text:span text:style-name="T26">row in rows</text:span><text:span text:style-name="T24">", </text:span><text:span text:style-name="T26">count</text:span><text:span text:style-name="T24">, "</text:span><text:span text:style-name="T30">row.label</text:span><text:span text:style-name="T24">")); </text:span></text:p>
            <text:p text:style-name="P34"><text:span text:style-name="T16"/></text:p>
            <text:p text:style-name="P34"><text:span text:style-name="T16"/></text:p>
            <text:p text:style-name="P35"><text:span text:style-name="T16"/></text:p>
            <text:p text:style-name="P35"><text:span text:style-name="T16"/></text:p>
          </draw:text-box>
        </draw:frame>
        <draw:frame draw:style-name="gr32" draw:text-style-name="P22" draw:layer="layout" svg:width="0.502cm" svg:height="1.673cm" svg:x="26cm" svg:y="8.107cm">
          <draw:text-box>
            <text:p text:style-name="P21"/>
            <text:p text:style-name="P21"/>
          </draw:text-box>
        </draw:frame>
        <draw:frame draw:style-name="gr32" draw:text-style-name="P22" draw:layer="layout" svg:width="0.502cm" svg:height="1.673cm" svg:x="7.8cm" svg:y="12.255cm">
          <draw:text-box>
            <text:p text:style-name="P21"/>
            <text:p text:style-name="P21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1T1">
        <office:forms form:automatic-focus="false" form:apply-design-mode="false"/>
        <draw:frame presentation:style-name="pr4" draw:text-style-name="P38" draw:layer="layout" svg:width="26.48cm" svg:height="3.239cm" svg:x="1.72cm" svg:y="0.773cm" presentation:class="title">
          <draw:text-box>
            <text:p><text:span text:style-name="T31">Clientsidescripts.js</text:span></text:p>
          </draw:text-box>
        </draw:frame>
        <draw:frame presentation:style-name="pr12" draw:text-style-name="P40" draw:layer="layout" svg:width="25.68cm" svg:height="11cm" svg:x="1.72cm" svg:y="5.2cm" presentation:class="outline">
          <draw:text-box>
            <text:p text:style-name="P39"><text:span text:style-name="T32"><text:s/></text:span><text:span text:style-name="T32">/**</text:span></text:p>
            <text:p text:style-name="P39"><text:span text:style-name="T32"><text:s text:c="2"/></text:span><text:span text:style-name="T32">* Evaluate an Angular expression in the context of a given element.</text:span></text:p>
            <text:p text:style-name="P39"><text:span text:style-name="T32"><text:s text:c="2"/></text:span><text:span text:style-name="T32">* arguments[0] {Element} The element in whose scope to evaluate.</text:span></text:p>
            <text:p text:style-name="P39"><text:span text:style-name="T32"><text:s text:c="2"/></text:span><text:span text:style-name="T32">* arguments[1] {string} The expression to evaluate.</text:span></text:p>
            <text:p text:style-name="P39"><text:span text:style-name="T32"><text:s text:c="2"/></text:span><text:span text:style-name="T32">* @return {?Object} The result of the evaluation.</text:span></text:p>
            <text:p text:style-name="P39"><text:span text:style-name="T32"><text:s text:c="2"/></text:span><text:span text:style-name="T32">*/</text:span></text:p>
            <text:p text:style-name="P39"><text:span text:style-name="T32"><text:s/></text:span><text:span text:style-name="T32">var element = arguments[0];</text:span></text:p>
            <text:p text:style-name="P39"><text:span text:style-name="T32"><text:s/></text:span><text:span text:style-name="T32">var expression = arguments[1];</text:span></text:p>
            <text:p text:style-name="P39"><text:span text:style-name="T32"><text:s/></text:span><text:span text:style-name="T32">return angular.element(element).scope().$eval(expression);</text:span></text:p>
          </draw:text-box>
        </draw:frame>
        <draw:frame draw:style-name="gr30" draw:text-style-name="P29" draw:layer="layout" svg:width="18.6cm" svg:height="0.763cm" svg:x="2.6cm" svg:y="16.8cm">
          <draw:text-box>
            <text:p><text:span text:style-name="T13">https://github.com/angular/protractor/blob/master/lib/clientsidescripts.js#L623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1T1">
        <office:forms form:automatic-focus="false" form:apply-design-mode="false"/>
        <draw:frame presentation:style-name="pr4" draw:text-style-name="P38" draw:layer="layout" svg:width="26.48cm" svg:height="3.239cm" svg:x="1.72cm" svg:y="0.773cm" presentation:class="title">
          <draw:text-box>
            <text:p><text:span text:style-name="T31">Clientsidescripts.js</text:span></text:p>
          </draw:text-box>
        </draw:frame>
        <draw:frame presentation:style-name="pr2" draw:text-style-name="P40" draw:layer="layout" svg:width="25.68cm" svg:height="11cm" svg:x="1.72cm" svg:y="5.2cm" presentation:class="outline" presentation:user-transformed="true">
          <draw:text-box>
            <text:p text:style-name="P39"><text:span text:style-name="T32">var findBindings = function(binding, exactMatch, using, rootSelector) {</text:span></text:p>
            <text:p text:style-name="P39"><text:span text:style-name="T32"><text:s text:c="4"/></text:span><text:span text:style-name="T32">var root = document.querySelector(rootSelector || </text:span><text:span text:style-name="T33">'body'</text:span><text:span text:style-name="T32">);</text:span></text:p>
            <text:p text:style-name="P39"><text:span text:style-name="T32"><text:s text:c="4"/></text:span><text:span text:style-name="T32">using = using || document;</text:span></text:p>
            <text:p text:style-name="P39"><text:span text:style-name="T32"><text:s text:c="4"/></text:span><text:span text:style-name="T32">... </text:span></text:p>
            <text:p text:style-name="P39"><text:span text:style-name="T32"><text:s text:c="4"/></text:span><text:span text:style-name="T32">var bindings = using.getElementsByClassName(</text:span><text:span text:style-name="T33">'ng-binding'</text:span><text:span text:style-name="T32">);</text:span></text:p>
            <text:p text:style-name="P39"><text:span text:style-name="T32"><text:s text:c="4"/></text:span><text:span text:style-name="T32">var </text:span><text:span text:style-name="T33">matches</text:span><text:span text:style-name="T32"> = [];</text:span></text:p>
            <text:p text:style-name="P39"><text:span text:style-name="T32"><text:s text:c="4"/></text:span><text:span text:style-name="T32">for (var i = 0; i &lt; bindings.length; ++i) {</text:span></text:p>
            <text:p text:style-name="P39"><text:span text:style-name="T32"><text:s text:c="8"/></text:span><text:span text:style-name="T32">var dataBinding = angular.element(bindings[i]).data(</text:span><text:span text:style-name="T33">'$binding'</text:span><text:span text:style-name="T32">);</text:span></text:p>
            <text:p text:style-name="P39"><text:span text:style-name="T32">...</text:span></text:p>
            <text:p text:style-name="P39"><text:span text:style-name="T32"><text:s text:c="12"/></text:span><text:span text:style-name="T32">var bindingName = dataBinding.exp || dataBinding[0].exp || dataBinding;</text:span></text:p>
            <text:p text:style-name="P39"><text:span text:style-name="T32">matches.push(bindings[i]);</text:span><text:span text:style-name="T32"><text:line-break/></text:span><text:span text:style-name="T32"><text:line-break/></text:span><text:span text:style-name="T32">...</text:span></text:p>
            <text:p text:style-name="P39"><text:span text:style-name="T32">return matches; /* Return the whole array for webdriver.findElements. */</text:span></text:p>
            <text:p text:style-name="P39"><text:span text:style-name="T32">};</text:span></text:p>
          </draw:text-box>
        </draw:frame>
        <draw:frame draw:style-name="gr30" draw:text-style-name="P29" draw:layer="layout" svg:width="18.2cm" svg:height="0.763cm" svg:x="2.6cm" svg:y="16.6cm">
          <draw:text-box>
            <text:p><text:span text:style-name="T13">https://github.com/angular/protractor/blob/master/lib/clientsidescripts.js#L11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ean" presentation:presentation-page-layout-name="AL1T1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<text:span text:style-name="T1">Java Plumbing </text:span><text:s/></text:p>
          </draw:text-box>
        </draw:frame>
        <draw:frame presentation:style-name="pr2" draw:text-style-name="P42" draw:layer="layout" svg:width="25.68cm" svg:height="11cm" svg:x="1.72cm" svg:y="5.2cm" presentation:class="outline">
          <draw:text-box>
            <text:p text:style-name="P41"><text:span text:style-name="T34"/></text:p>
            <text:p text:style-name="P41"><text:span text:style-name="T34">public final class JavaScriptBy extends By {</text:span></text:p>
            <text:p text:style-name="P41"><text:span text:style-name="T34"><text:s text:c="2"/></text:span><text:span text:style-name="T34">public List&lt;WebElement&gt; findElements(final SearchContext </text:span><text:span text:style-name="T35">context</text:span><text:span text:style-name="T34">) {</text:span></text:p>
            <text:p text:style-name="P41"><text:span text:style-name="T34"><text:s text:c="4"/></text:span><text:span text:style-name="T34">final Object[] </text:span><text:span text:style-name="T35">scriptargs</text:span><text:span text:style-name="T34"> = new Object[this.</text:span><text:span text:style-name="T35">args</text:span><text:span text:style-name="T34">.length + 1];</text:span></text:p>
            <text:p text:style-name="P41"><text:span text:style-name="T34"><text:s text:c="4"/></text:span><text:span text:style-name="T34">scriptargs[0] = this.</text:span><text:span text:style-name="T35">root</text:span><text:span text:style-name="T34">;</text:span></text:p>
            <text:p text:style-name="P41"><text:span text:style-name="T34"><text:s text:c="4"/></text:span><text:span text:style-name="T34">System.arraycopy(this.</text:span><text:span text:style-name="T35">args</text:span><text:span text:style-name="T34">, 0, </text:span><text:span text:style-name="T35">scriptargs</text:span><text:span text:style-name="T34">, 1, this.</text:span><text:span text:style-name="T35">args</text:span><text:span text:style-name="T34">.length);</text:span></text:p>
            <text:p text:style-name="P41"><text:span text:style-name="T34"><text:s text:c="4"/></text:span><text:span text:style-name="T34">return this.elements(</text:span><text:span text:style-name="T35">context</text:span><text:span text:style-name="T34">, </text:span><text:span text:style-name="T35">scriptargs</text:span><text:span text:style-name="T34">);</text:span></text:p>
            <text:p text:style-name="P41"><text:span text:style-name="T34"><text:s text:c="2"/></text:span><text:span text:style-name="T34">}</text:span></text:p>
            <text:p text:style-name="P41"><text:span text:style-name="T34">private List&lt;WebElement&gt; elements( final SearchContext </text:span><text:span text:style-name="T35">context</text:span><text:span text:style-name="T34">,final Object[] </text:span><text:span text:style-name="T35">args</text:span><text:span text:style-name="T34">) {</text:span></text:p>
            <text:p text:style-name="P41"><text:span text:style-name="T34"><text:s text:c="4"/></text:span><text:span text:style-name="T34">List&lt;WebElement&gt; </text:span><text:span text:style-name="T35">elements</text:span><text:span text:style-name="T34"> = (List&lt;WebElement&gt;) this.executor(</text:span><text:span text:style-name="T35">context</text:span><text:span text:style-name="T34">)</text:span></text:p>
            <text:p text:style-name="P41"><text:span text:style-name="T34"><text:s text:c="6"/></text:span><text:span text:style-name="T34">.executeScript(this.script.content(), </text:span><text:span text:style-name="T35">args</text:span><text:span text:style-name="T34">);</text:span></text:p>
            <text:p text:style-name="P41"><text:span text:style-name="T34"><text:s text:c="4"/></text:span><text:span text:style-name="T34">return (</text:span><text:span text:style-name="T35">elements</text:span><text:span text:style-name="T34"> == null) ? new ArrayList&lt;WebElement&gt;() : </text:span><text:span text:style-name="T36">elements</text:span><text:span text:style-name="T34">;</text:span></text:p>
            <text:p text:style-name="P41"><text:span text:style-name="T34"><text:s text:c="2"/></text:span><text:span text:style-name="T34">}</text:span></text:p>
            <text:p text:style-name="P41"><text:span text:style-name="T34">}</text:span></text:p>
          </draw:text-box>
        </draw:frame>
        <draw:frame draw:style-name="gr30" draw:text-style-name="P29" draw:layer="layout" svg:width="21cm" svg:height="0.763cm" svg:x="1cm" svg:y="17.4cm">
          <draw:text-box>
            <text:p><text:span text:style-name="T13">https://github.com/sergueik/jProtractor/blob/master/src/main/java/com/jprotractor/JavaScriptBy.jav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ean" presentation:presentation-page-layout-name="AL1T1">
        <office:forms form:automatic-focus="false" form:apply-design-mode="false"/>
        <draw:frame presentation:style-name="pr4" draw:text-style-name="P1" draw:layer="layout" svg:width="26.48cm" svg:height="3.239cm" svg:x="1.72cm" svg:y="0.773cm" presentation:class="title">
          <draw:text-box>
            <text:p><text:span text:style-name="T1">Java Plumbing , contd.</text:span></text:p>
          </draw:text-box>
        </draw:frame>
        <draw:frame presentation:style-name="pr2" draw:text-style-name="P44" draw:layer="layout" svg:width="25.68cm" svg:height="14.6cm" svg:x="1.72cm" svg:y="5.2cm" presentation:class="outline" presentation:user-transformed="true">
          <draw:text-box>
            <text:p text:style-name="P43"><text:span text:style-name="T37">public static By model(final String </text:span><text:span text:style-name="T38">model</text:span><text:span text:style-name="T37">) {</text:span></text:p>
            <text:p text:style-name="P43"><text:span text:style-name="T37"><text:s text:c="2"/></text:span><text:span text:style-name="T37">return new JavaScriptBy(new FindModel(), </text:span><text:span text:style-name="T38">model</text:span><text:span text:style-name="T37">);</text:span></text:p>
            <text:p text:style-name="P43"><text:span text:style-name="T37">}</text:span></text:p>
            <text:p text:style-name="P43"><text:span text:style-name="T37">public final class FindModel implements Script {</text:span></text:p>
            <text:p text:style-name="P43"><text:span text:style-name="T37"><text:s text:c="4"/></text:span><text:span text:style-name="T37">public String content() {</text:span></text:p>
            <text:p text:style-name="P43"><text:span text:style-name="T37"><text:s text:c="8"/></text:span><text:span text:style-name="T37">return new Loader(</text:span><text:span text:style-name="T39">"model"</text:span><text:span text:style-name="T37">).content();</text:span></text:p>
            <text:p text:style-name="P43"><text:span text:style-name="T37"><text:s text:c="4"/></text:span><text:span text:style-name="T37">}</text:span></text:p>
            <text:p text:style-name="P43"><text:span text:style-name="T37">}</text:span></text:p>
            <text:p text:style-name="P43"><text:span text:style-name="T37">final class Loader {</text:span></text:p>
            <text:p text:style-name="P43"><text:span text:style-name="T37"><text:s text:c="4"/></text:span><text:span text:style-name="T37">Loader(final String </text:span><text:span text:style-name="T38">file</text:span><text:span text:style-name="T37">) {</text:span></text:p>
            <text:p text:style-name="P43"><text:span text:style-name="T37"><text:s text:c="8"/></text:span><text:span text:style-name="T37">this.</text:span><text:span text:style-name="T38">filename</text:span><text:span text:style-name="T37"> = file + </text:span><text:span text:style-name="T39">".js"</text:span><text:span text:style-name="T37">;</text:span></text:p>
            <text:p text:style-name="P43"><text:span text:style-name="T37"><text:s text:c="4"/></text:span><text:span text:style-name="T37">}</text:span></text:p>
            <text:p text:style-name="P43"><text:span text:style-name="T37"><text:s text:c="4"/></text:span><text:span text:style-name="T37">String content() {</text:span></text:p>
            <text:p text:style-name="P43"><text:span text:style-name="T37"><text:s text:c="6"/></text:span><text:span text:style-name="T37">final InputStream </text:span><text:span text:style-name="T38">stream</text:span><text:span text:style-name="T37"> = Loader.class.getClassLoader().getResourceAsStream(this.filename);</text:span></text:p>
            <text:p text:style-name="P43"><text:span text:style-name="T37"><text:s text:c="6"/></text:span><text:span text:style-name="T37">Final byte[] </text:span><text:span text:style-name="T38">bytes</text:span><text:span text:style-name="T37"> = new byte[stream.available()];</text:span></text:p>
            <text:p text:style-name="P43"><text:span text:style-name="T37"><text:s text:c="6"/></text:span><text:span text:style-name="T37">Stream.read(</text:span><text:span text:style-name="T38">bytes</text:span><text:span text:style-name="T37">);</text:span></text:p>
            <text:p text:style-name="P43"><text:span text:style-name="T37"><text:s text:c="6"/></text:span><text:span text:style-name="T37">return new String(</text:span><text:span text:style-name="T38">bytes</text:span><text:span text:style-name="T37">, </text:span><text:span text:style-name="T40">"UTF-8"</text:span><text:span text:style-name="T37">);</text:span></text:p>
            <text:p text:style-name="P43"><text:span text:style-name="T37">}</text:span></text:p>
            <text:p text:style-name="P43"><text:span text:style-name="T37"/></text:p>
          </draw:text-box>
        </draw:frame>
        <draw:frame draw:style-name="gr30" draw:text-style-name="P29" draw:layer="layout" svg:width="20.6cm" svg:height="0.763cm" svg:x="4cm" svg:y="18.6cm">
          <draw:text-box>
            <text:p><text:span text:style-name="T13">https://github.com/sergueik/jProtractor/tree/master/src/main/java/com/jprotracto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2T14">
        <office:forms form:automatic-focus="false" form:apply-design-mode="false"/>
        <draw:frame presentation:style-name="pr4" draw:text-style-name="P1" draw:layer="layout" svg:width="26.48cm" svg:height="3.239cm" svg:x="1.72cm" svg:y="0.773cm" presentation:class="title">
          <draw:text-box>
            <text:p><text:span text:style-name="T1">Questions, Demos</text:span></text:p>
          </draw:text-box>
        </draw:frame>
        <draw:frame presentation:style-name="pr5" draw:layer="layout" svg:width="25.68cm" svg:height="5.246cm" svg:x="1.72cm" svg:y="5.2cm" presentation:class="outline" presentation:placeholder="true">
          <draw:text-box/>
        </draw:frame>
        <draw:frame presentation:style-name="pr5" draw:layer="layout" svg:width="25.68cm" svg:height="5.246cm" svg:x="1.72cm" svg:y="10.94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ean" presentation:presentation-page-layout-name="AL2T14">
        <office:forms form:automatic-focus="false" form:apply-design-mode="false"/>
        <draw:frame presentation:style-name="pr4" draw:text-style-name="P45" draw:layer="layout" svg:width="26.48cm" svg:height="3.239cm" svg:x="1.72cm" svg:y="0.773cm" presentation:class="title">
          <draw:text-box>
            <text:p text:style-name="P45"><text:span text:style-name="T41">Resources</text:span></text:p>
          </draw:text-box>
        </draw:frame>
        <draw:frame presentation:style-name="pr5" draw:layer="layout" svg:width="25.68cm" svg:height="5.246cm" svg:x="1.72cm" svg:y="5.2cm" presentation:class="outline">
          <draw:text-box>
            <text:list text:style-name="L2">
              <text:list-item>
                <text:p><text:a xlink:href="https://github.com/angular/protractor" xlink:type="simple">https://github.com/angular/protractor</text:a></text:p>
              </text:list-item>
              <text:list-item>
                <text:p><text:a xlink:href="https://github.com/caarlos0/jProtractor" xlink:type="simple">https://github.com/caarlos0/jProtractor</text:a></text:p>
              </text:list-item>
              <text:list-item>
                <text:p><text:a xlink:href="https://github.com/F1tZ81/Protractor-jvm" xlink:type="simple">https://github.com/F1tZ81/Protractor-jvm</text:a></text:p>
              </text:list-item>
            </text:list>
          </draw:text-box>
        </draw:frame>
        <draw:frame presentation:style-name="pr5" draw:layer="layout" svg:width="25.68cm" svg:height="3.791cm" svg:x="1.72cm" svg:y="12.4cm" presentation:class="outline" presentation:user-transformed="true">
          <draw:text-box>
            <text:list text:style-name="L2">
              <text:list-item>
                <text:p><text:a xlink:href="https://github.com/bbaia/protractor-net" xlink:type="simple">https://github.com/bbaia/protractor-net</text:a></text:p>
              </text:list-item>
              <text:list-item>
                <text:p><text:a xlink:href="https://github.com/sergueik/protractor-net" xlink:type="simple">https://github.com/sergueik/protractor-net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ean" presentation:presentation-page-layout-name="AL4T3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<text:span text:style-name="T1">Resources</text:span></text:p>
          </draw:text-box>
        </draw:frame>
        <draw:frame presentation:style-name="pr2" draw:layer="layout" svg:width="26.68cm" svg:height="11cm" svg:x="1.72cm" svg:y="5.2cm" presentation:class="outline" presentation:user-transformed="true">
          <draw:text-box>
            <text:list text:style-name="L2">
              <text:list-item>
                <text:p><text:span text:style-name="T42"><text:a xlink:href="http://www.java2s.com/Tutorials/AngularJS/" xlink:type="simple">http://www.java2s.com/Tutorials/AngularJS/</text:a></text:span></text:p>
              </text:list-item>
              <text:list-item>
                <text:p><text:span text:style-name="T42"><text:a xlink:href="http://juliemr.github.io/protractor-demo/" xlink:type="simple">http://juliemr.github.io/protractor-demo/</text:a></text:span><text:span text:style-name="T42"> </text:span></text:p>
              </text:list-item>
              <text:list-item>
                <text:p><text:span text:style-name="T42"><text:a xlink:href="http://qualityshepherd.com/angular/friends/" xlink:type="simple">http://qualityshepherd.com/angular/friends/</text:a></text:span></text:p>
              </text:list-item>
              <text:list-item>
                <text:p><text:span text:style-name="T42"><text:a xlink:href="http://www.way2automation.com/angularjs-protractor/banking" xlink:type="simple">http://www.way2automation.com/angularjs-protractor/banking</text:a></text:span></text:p>
              </text:list-item>
              <text:list-item>
                <text:p><text:span text:style-name="T42"><text:a xlink:href="https://htmlpreview.github.io/?https://github.com/angular-ui/" xlink:type="simple">https://htmlpreview.github.io/?https://github.com/angular-ui/</text:a></text:span></text:p>
              </text:list-item>
              <text:list-item>
                <text:p><text:span text:style-name="T42"><text:a xlink:href="http://amitava82.github.io/angular-multiselect/" xlink:type="simple">http://amitava82.github.io/angular-multiselect/</text:a></text:span><text:span text:style-name="T42"> </text:span></text:p>
              </text:list-item>
              <text:list-item>
                <text:p><text:span text:style-name="T42"><text:a xlink:href="http://www.codeproject.com/Articles/1066968/Developing-Protractor-tests-in-Csharp-or-Java" xlink:type="simple">http://www.codeproject.com/Articles/1066968/Developing-Protractor-tests-in-Csharp-or-Java</text:a></text:span><text:span text:style-name="T42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Mangal2" svg:font-family="Mangal"/>
    <style:font-face style:name="Liberation Mono1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Consolas1" svg:font-family="Consolas" style:font-family-generic="swiss" style:font-pitch="fixed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URW Gothic L2" svg:font-family="'URW Gothic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roman" style:font-pitch="variable"/>
    <style:font-face style:name="Consolas" svg:font-family="Consola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URW Gothic L1" svg:font-family="'URW Gothic L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6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1" fo:font-family="'URW Gothic L'" style:font-family-generic="swiss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Clean" style:page-layout-name="PM1" draw:style-name="Mdp1">
      <office:forms form:automatic-focus="false" form:apply-design-mode="false"/>
      <draw:frame draw:style-name="Mgr3" draw:text-style-name="MP5" draw:layer="backgroundobjects" svg:width="16.253cm" svg:height="9.142cm" svg:x="18.147cm" svg:y="10.258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5" draw:layer="backgroundobjects" svg:width="29cm" svg:height="4.464cm" svg:x="-0.4cm" svg:y="0.336cm">
        <draw:image xlink:href="Pictures/1000020100000520000000CA09EE8A9230B2CDFA.png" xlink:type="simple" xlink:show="embed" xlink:actuate="onLoad">
          <text:p/>
        </draw:image>
      </draw:frame>
      <draw:frame presentation:style-name="Clean-title" draw:layer="backgroundobjects" svg:width="26.48cm" svg:height="3.239cm" svg:x="1.72cm" svg:y="0.773cm" presentation:class="title" presentation:placeholder="true">
        <draw:text-box/>
      </draw:frame>
      <draw:frame presentation:style-name="Clean-outline1" draw:layer="backgroundobjects" svg:width="25.68cm" svg:height="11cm" svg:x="1.72cm" svg:y="5.2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8.014cm" svg:height="1.338cm" svg:x="24.663cm" svg:y="17.67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ean-title" draw:layer="backgroundobjects" svg:width="14.848cm" svg:height="11.135cm" svg:x="3.075cm" svg:y="2.257cm" presentation:class="page"/>
        <draw:frame presentation:style-name="Cle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outline1" draw:layer="backgroundobjects" svg:width="30.271cm" svg:height="11.25cm" svg:x="1.8cm" svg:y="12.55cm" presentation:class="outline" presentation:placeholder="true">
        <draw:text-box/>
      </draw:frame>
      <draw:frame presentation:style-name="Mpr4" draw:text-style-name="MP2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10.903cm" svg:height="1.337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8.014cm" svg:height="1.337cm" svg:x="24.664cm" svg:y="17.673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9cm" svg:height="4.464cm" svg:x="2.4cm" svg:y="7.468cm">
        <draw:image xlink:href="Pictures/1000020100000520000000CA09EE8A9230B2CDFA.png" xlink:type="simple" xlink:show="embed" xlink:actuate="onLoad">
          <text:p/>
        </draw:image>
      </draw:frame>
      <draw:frame presentation:style-name="Default-title" draw:layer="backgroundobjects" svg:width="27.8cm" svg:height="3.6cm" svg:x="3cm" svg:y="7.8cm" presentation:class="titl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3T13:18:56.994000000</meta:creation-date>
    <meta:editing-duration>PT12H53M53S</meta:editing-duration>
    <meta:editing-cycles>50</meta:editing-cycles>
    <meta:generator>LibreOffice/5.1.3.2$Windows_x86 LibreOffice_project/644e4637d1d8544fd9f56425bd6cec110e49301b</meta:generator>
    <dc:date>2016-06-05T21:54:48.664000000</dc:date>
    <meta:document-statistic meta:object-count="163"/>
  </office:meta>
</office:document-meta>
</file>